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490000022366CD16EC9E087BFF.png" manifest:media-type="image/png"/>
  <manifest:file-entry manifest:full-path="Pictures/100002010000012C000000FAF34A222531181714.png" manifest:media-type="image/png"/>
  <manifest:file-entry manifest:full-path="Pictures/1000020100000102000000C3D4EA8122B73627FF.png" manifest:media-type="image/png"/>
  <manifest:file-entry manifest:full-path="Pictures/1000020100000102000000C3FF83B68FA9D2EFEC.png" manifest:media-type="image/png"/>
  <manifest:file-entry manifest:full-path="Pictures/10000201000000E1000000E119C1CDE85B308C0D.png" manifest:media-type="image/png"/>
  <manifest:file-entry manifest:full-path="Pictures/10000201000000E1000000E12EBAC8B325C56263.png" manifest:media-type="image/png"/>
  <manifest:file-entry manifest:full-path="Pictures/10000201000002800000013F545BEF3DD68CD38C.png" manifest:media-type="image/png"/>
  <manifest:file-entry manifest:full-path="Pictures/100002010000016A0000008BD8224EEBB032AD14.png" manifest:media-type="image/png"/>
  <manifest:file-entry manifest:full-path="Pictures/10000201000000E1000000E182CE0ED11F9606EF.png" manifest:media-type="image/png"/>
  <manifest:file-entry manifest:full-path="Pictures/10000201000000E1000000E16B46EBC7C332FC02.png" manifest:media-type="image/png"/>
  <manifest:file-entry manifest:full-path="Pictures/10000201000000E1000000E123E2704527FCFDAC.png" manifest:media-type="image/png"/>
  <manifest:file-entry manifest:full-path="Pictures/10000201000000E1000000E1AEEE3358484B4305.png" manifest:media-type="image/png"/>
  <manifest:file-entry manifest:full-path="Pictures/10000201000000E1000000E1B29F67DDE72D1D59.png" manifest:media-type="image/png"/>
  <manifest:file-entry manifest:full-path="Pictures/1000020100000320000001C90A111ACE3301FA40.png" manifest:media-type="image/png"/>
  <manifest:file-entry manifest:full-path="Pictures/10000201000000E1000000E1708CF07D341843A6.png" manifest:media-type="image/png"/>
  <manifest:file-entry manifest:full-path="Pictures/10000201000000E1000000E1F1E093F5AF6745FA.png" manifest:media-type="image/png"/>
  <manifest:file-entry manifest:full-path="Pictures/10000201000000E1000000E1E5B3E0034DF8D406.png" manifest:media-type="image/png"/>
  <manifest:file-entry manifest:full-path="Pictures/100002010000025800000258225A17B42835D71F.png" manifest:media-type="image/png"/>
  <manifest:file-entry manifest:full-path="Pictures/100002010000023000000190F701D6FE604495E9.png" manifest:media-type="image/png"/>
  <manifest:file-entry manifest:full-path="Pictures/10000201000009600000094976B5F7127DBF3C9D.png" manifest:media-type="image/png"/>
  <manifest:file-entry manifest:full-path="Pictures/10000201000000E1000000E1BE502A56F1B5E8FC.png" manifest:media-type="image/png"/>
  <manifest:file-entry manifest:full-path="Pictures/1000020100000320000009600A96C52ABDBBD0FD.png" manifest:media-type="image/png"/>
  <manifest:file-entry manifest:full-path="Pictures/10000201000000E1000000E1DA50D6F0A5F750A5.png" manifest:media-type="image/png"/>
  <manifest:file-entry manifest:full-path="Pictures/100002010000012C000000FA1AB31323EA114296.png" manifest:media-type="image/png"/>
  <manifest:file-entry manifest:full-path="Pictures/10000201000000E1000000E04156D132908ABE0F.png" manifest:media-type="image/png"/>
  <manifest:file-entry manifest:full-path="Pictures/10000201000000E1000000E165432143A6327369.png" manifest:media-type="image/png"/>
  <manifest:file-entry manifest:full-path="Pictures/10000201000000E1000000E19119BEF4F0E450E7.png" manifest:media-type="image/png"/>
  <manifest:file-entry manifest:full-path="Pictures/10000201000000E1000000E11C64F9F806A583D4.png" manifest:media-type="image/png"/>
  <manifest:file-entry manifest:full-path="Pictures/100002010000095F00000960994D8DAB48E30195.png" manifest:media-type="image/png"/>
  <manifest:file-entry manifest:full-path="Pictures/10000201000000E1000000E1296A93A292C3E79B.png" manifest:media-type="image/png"/>
  <manifest:file-entry manifest:full-path="Pictures/10000000000005500000030019CA166B51F8B60F.png" manifest:media-type="image/png"/>
  <manifest:file-entry manifest:full-path="Pictures/10000201000000E5000000DCC9FF1C787C7A9B52.png" manifest:media-type="image/png"/>
  <manifest:file-entry manifest:full-path="Pictures/1000020100000400000004006B526B5D8E6C9359.png" manifest:media-type="image/png"/>
  <manifest:file-entry manifest:full-path="Pictures/100000000000030000000550F7AE7ED4E7233B0E.png" manifest:media-type="image/png"/>
  <manifest:file-entry manifest:full-path="Pictures/10000201000000E1000000E1DDB695D209E4F32B.png" manifest:media-type="image/png"/>
  <manifest:file-entry manifest:full-path="Pictures/10000201000000E1000000E1BF94785637575E3B.png" manifest:media-type="image/png"/>
  <manifest:file-entry manifest:full-path="Pictures/10000201000001E3000000D77C227895C8CBF136.png" manifest:media-type="image/png"/>
  <manifest:file-entry manifest:full-path="Pictures/10000201000000E1000000E177B2E1C1CAA70D95.png" manifest:media-type="image/png"/>
  <manifest:file-entry manifest:full-path="Pictures/10000201000000E1000000E1D48C588FBF53BAF7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30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192pt"/>
    </style:style>
    <style:style style:name="Table9.C" style:family="table-column">
      <style:table-column-properties style:column-width="36pt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84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38.25pt"/>
    </style:style>
    <style:style style:name="Table7.A1" style:family="table-cell">
      <style:table-cell-properties fo:padding="2.75pt" fo:border-left="0.05pt solid #000000" fo:border-right="none" fo:border-top="0.05pt solid #000000" fo:border-bottom="none"/>
    </style:style>
    <style:style style:name="Table7.C1" style:family="table-cell">
      <style:table-cell-properties fo:padding="2.75pt" fo:border-left="0.05pt solid #000000" fo:border-right="0.05pt solid #000000" fo:border-top="0.05pt solid #000000" fo:border-bottom="none"/>
    </style:style>
    <style:style style:name="Table7.A2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2" style:family="table-cell">
      <style:table-cell-properties fo:padding="2.75pt" fo:border="0.05pt solid #000000"/>
    </style:style>
    <style:style style:name="Table10" style:family="table">
      <style:table-properties style:width="183.45pt" fo:margin-left="0pt" table:align="left" style:writing-mode="page"/>
    </style:style>
    <style:style style:name="Table10.A" style:family="table-column">
      <style:table-column-properties style:column-width="64.1pt"/>
    </style:style>
    <style:style style:name="Table10.B" style:family="table-column">
      <style:table-column-properties style:column-width="38.7pt"/>
    </style:style>
    <style:style style:name="Table10.C" style:family="table-column">
      <style:table-column-properties style:column-width="51.55pt"/>
    </style:style>
    <style:style style:name="Table10.D" style:family="table-column">
      <style:table-column-properties style:column-width="29.1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165.9pt" table:align="left" style:writing-mode="page"/>
    </style:style>
    <style:style style:name="Table11.A" style:family="table-column">
      <style:table-column-properties style:column-width="46.55pt"/>
    </style:style>
    <style:style style:name="Table11.B" style:family="table-column">
      <style:table-column-properties style:column-width="38.7pt"/>
    </style:style>
    <style:style style:name="Table11.C" style:family="table-column">
      <style:table-column-properties style:column-width="51.55pt"/>
    </style:style>
    <style:style style:name="Table11.D" style:family="table-column">
      <style:table-column-properties style:column-width="29.1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D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84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38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9" style:family="paragraph" style:parent-style-name="Standard">
      <style:text-properties officeooo:rsid="00173fdc" officeooo:paragraph-rsid="002903c8"/>
    </style:style>
    <style:style style:name="P20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5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7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4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4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4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5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5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5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5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6" style:family="paragraph" style:parent-style-name="Standard">
      <style:paragraph-properties fo:break-before="page"/>
    </style:style>
    <style:style style:name="P5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5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6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81" style:family="paragraph" style:parent-style-name="Standard">
      <style:paragraph-properties fo:margin-top="0pt" fo:margin-bottom="0pt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84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85" style:family="paragraph" style:parent-style-name="Standard">
      <style:paragraph-properties fo:margin-top="0pt" fo:margin-bottom="0pt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86" style:family="paragraph" style:parent-style-name="Standard">
      <style:paragraph-properties fo:margin-top="0pt" fo:margin-bottom="0pt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88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89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96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97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98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00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02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03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0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05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06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07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08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09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10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11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4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5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Illustration">
      <style:text-properties officeooo:paragraph-rsid="00507b21"/>
    </style:style>
    <style:style style:name="P117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118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11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pt" fo:margin-right="0pt" fo:margin-top="0pt" fo:margin-bottom="0pt" fo:line-height="100%" fo:text-align="center" fo:text-indent="0pt"/>
    </style:style>
    <style:style style:name="P12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pt" fo:margin-right="0pt" fo:margin-top="0pt" fo:margin-bottom="2.86pt" fo:line-height="100%" fo:text-indent="0pt" style:writing-mode="lr-tb"/>
    </style:style>
    <style:style style:name="P134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margin-left="0pt" fo:margin-right="0pt" fo:margin-top="0pt" fo:margin-bottom="5.64pt" fo:line-height="100%" fo:text-indent="0pt" style:writing-mode="lr-tb"/>
    </style:style>
    <style:style style:name="P136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38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39" style:family="paragraph">
      <style:paragraph-properties fo:margin-left="0pt" fo:margin-right="0pt" fo:margin-top="0pt" fo:margin-bottom="0pt" fo:line-height="100%" fo:text-indent="0pt" style:writing-mode="lr-tb"/>
    </style:style>
    <style:style style:name="P140" style:family="paragraph">
      <style:paragraph-properties fo:margin-left="0pt" fo:margin-right="0pt" fo:margin-top="5.64pt" fo:margin-bottom="5.64pt" fo:line-height="100%" fo:text-indent="0pt" style:writing-mode="lr-tb"/>
    </style:style>
    <style:style style:name="P141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143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8.49pt, 11.59pt, 33.56pt, 14.06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3.49pt, 4.51pt, 42.01pt, 14.06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200.4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/>
    </style:style>
    <style:style style:name="gr49" style:family="graphic">
      <style:graphic-properties draw:stroke="solid" draw:stroke-dash="Dashed_20__28_var_29__20_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8pt" fo:min-width="131.8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0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1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2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3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4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5" style:family="graphic">
      <style:graphic-properties draw:stroke="solid" draw:stroke-dash="Dashed_20__28_var_29__20_1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7.9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6" style:family="graphic">
      <style:graphic-properties draw:stroke="solid" draw:stroke-dash="Dashed_20__28_var_29__20_1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7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8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9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0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9.4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1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91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2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3" style:family="graphic">
      <style:graphic-properties draw:stroke="solid" draw:stroke-dash="Dashed_20__28_var_29__20_19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4" style:family="graphic">
      <style:graphic-properties draw:stroke="solid" draw:stroke-dash="Dashed_20__28_var_29__20_20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5" style:family="graphic">
      <style:graphic-properties draw:stroke="solid" draw:stroke-dash="Dashed_20__28_var_29__20_21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6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7" style:family="graphic">
      <style:graphic-properties draw:stroke="solid" draw:stroke-dash="Dashed_20__28_var_29__20_23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8" style:family="graphic">
      <style:graphic-properties draw:stroke="solid" draw:stroke-dash="Dashed_20__28_var_29__20_2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9" style:family="graphic">
      <style:graphic-properties draw:stroke="solid" draw:stroke-dash="Dashed_20__28_var_29__20_2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0" style:family="graphic">
      <style:graphic-properties draw:stroke="solid" draw:stroke-dash="Dashed_20__28_var_29__20_2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1" style:family="graphic">
      <style:graphic-properties draw:stroke="solid" draw:stroke-dash="Dashed_20__28_var_29__20_2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2" style:family="graphic">
      <style:graphic-properties draw:stroke="solid" draw:stroke-dash="Dashed_20__28_var_29__20_2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3" style:family="graphic">
      <style:graphic-properties draw:stroke="solid" draw:stroke-dash="Dashed_20__28_var_29__20_2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4" style:family="graphic">
      <style:graphic-properties draw:stroke="solid" draw:stroke-dash="Dashed_20__28_var_29__20_30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5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6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7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8" style:family="graphic">
      <style:graphic-properties draw:stroke="solid" draw:stroke-dash="Dashed_20__28_var_29__20_3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9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0" style:family="graphic">
      <style:graphic-properties draw:stroke="solid" draw:stroke-dash="Dashed_20__28_var_29__20_3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2" style:family="graphic">
      <style:graphic-properties draw:stroke="none" draw:stroke-dash="Dashed_20__28_var_29__20_3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3" style:family="graphic">
      <style:graphic-properties draw:stroke="solid" draw:stroke-dash="Dashed_20__28_var_29__20_3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4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5" style:family="graphic">
      <style:graphic-properties draw:stroke="none" draw:stroke-dash="Dashed_20__28_var_29__20_4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6" style:family="graphic">
      <style:graphic-properties draw:stroke="none" draw:stroke-dash="Dashed_20__28_var_29__20_4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7" style:family="graphic">
      <style:graphic-properties draw:stroke="none" draw:stroke-dash="Dashed_20__28_var_29__20_4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8" style:family="graphic">
      <style:graphic-properties draw:stroke="none" draw:stroke-dash="Dashed_20__28_var_29__20_4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9" style:family="graphic">
      <style:graphic-properties draw:stroke="none" draw:stroke-dash="Dashed_20__28_var_29__20_45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0" style:family="graphic">
      <style:graphic-properties draw:stroke="none" draw:stroke-dash="Dashed_20__28_var_29__20_4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1" style:family="graphic">
      <style:graphic-properties draw:stroke="none" draw:stroke-dash="Dashed_20__28_var_29__20_47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2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/>
    </style:style>
    <style:style style:name="gr93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/>
    </style:style>
    <style:style style:name="gr94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5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6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7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8" style:family="graphic">
      <style:graphic-properties draw:stroke="none" draw:stroke-dash="Dashed_20__28_var_29__20_5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99" style:family="graphic">
      <style:graphic-properties draw:stroke="solid" draw:stroke-dash="Dashed_20__28_var_29__20_5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0" style:family="graphic">
      <style:graphic-properties draw:stroke="none" draw:stroke-dash="Dashed_20__28_var_29__20_5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101" style:family="graphic">
      <style:graphic-properties draw:stroke="solid" draw:stroke-dash="Dashed_20__28_var_29__20_5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8.1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119" svg:width="198.43pt" svg:height="0.09pt" svg:x="224.7pt" svg:y="99.61pt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120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119" svg:width="77.67pt" svg:height="19.87pt" draw:transform="rotate (-1.5707963267949) translate (331.65pt 16.1pt)"><draw:image xlink:href="Pictures/10000201000000E1000000E165432143A6327369.png" xlink:type="simple" xlink:show="embed" xlink:actuate="onLoad"><text:p/></draw:image></draw:frame><draw:g draw:style-name="gr5"><draw:frame draw:style-name="gr6" draw:text-style-name="P121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123" svg:width="61.17pt" svg:height="61.17pt" svg:x="357.25pt" svg:y="23.75pt"><text:p text:style-name="P122"><text:span text:style-name="T33"/></text:p><text:p text:style-name="P122"><text:span text:style-name="T33">Controlador</text:span></text:p><text:p text:style-name="P122"><text:span text:style-name="T33">Ethernet</text:span></text:p><text:p text:style-name="P122"><text:span text:style-name="T33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19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20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119" svg:width="89.26pt" svg:height="22.82pt" draw:transform="rotate (-1.5707963267949) translate (28.65pt 296.7pt)"><draw:image xlink:href="Pictures/10000201000000E1000000E1DA50D6F0A5F750A5.png" xlink:type="simple" xlink:show="embed" xlink:actuate="onLoad"><text:p/></draw:image></draw:frame></draw:g><draw:g draw:style-name="gr5"><draw:frame draw:style-name="gr6" draw:text-style-name="P119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124" svg:width="146.27pt" svg:height="33.76pt" svg:x="46.94pt" svg:y="355.52pt"><text:p text:style-name="P122"><text:span text:style-name="T33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19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124" svg:width="146.27pt" svg:height="33.73pt" svg:x="48.08pt" svg:y="295.17pt"><text:p text:style-name="P122"><text:span text:style-name="T33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25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120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119" svg:width="89.32pt" svg:height="22.82pt" draw:transform="rotate (-1.5707963267949) translate (31.5pt 605.6pt)"><draw:image xlink:href="Pictures/10000201000000E1000000E1F1E093F5AF6745FA.png" xlink:type="simple" xlink:show="embed" xlink:actuate="onLoad"><text:p/></draw:image></draw:frame></draw:g><draw:g draw:style-name="gr5"><draw:frame draw:style-name="gr6" draw:text-style-name="P119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124" svg:width="65.23pt" svg:height="33.76pt" svg:x="49.21pt" svg:y="634.51pt"><text:p text:style-name="P122"><text:span text:style-name="T33">Alimentación</text:span></text:p><text:p text:style-name="P122"><text:span text:style-name="T33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19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19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19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19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19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19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20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19" svg:width="72.11pt" svg:height="19.28pt" draw:transform="rotate (-1.5707963267949) translate (13.2pt 90.9pt)"><draw:image xlink:href="Pictures/10000201000000E1000000E1BF94785637575E3B.png" xlink:type="simple" xlink:show="embed" xlink:actuate="onLoad"><text:p/></draw:image></draw:frame><draw:g draw:style-name="gr5"><draw:g draw:style-name="gr5"><draw:frame draw:style-name="gr6" draw:text-style-name="P119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26" svg:width="151.88pt" svg:height="151.48pt" svg:x="54.77pt" svg:y="40.51pt"><text:p text:style-name="P122"><text:span text:style-name="T34"/></text:p><text:p text:style-name="P122"><text:span text:style-name="T34">Microcontrolador</text:span></text:p><text:p text:style-name="P122"><text:span text:style-name="T34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27" svg:width="41.13pt" svg:height="33.96pt" svg:x="143.66pt" svg:y="89.86pt"><text:p text:style-name="P122"><text:span text:style-name="T35">Ethernet</text:span></text:p><text:p text:style-name="P122"><text:span text:style-name="T35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9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27" svg:width="41.22pt" svg:height="34.38pt" svg:x="143.01pt" svg:y="132.43pt"><text:p text:style-name="P122"><text:span text:style-name="T35">USB</text:span></text:p><text:p text:style-name="P122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19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28" svg:width="62.62pt" svg:height="35.91pt" svg:x="68.51pt" svg:y="88.81pt"><text:p text:style-name="P122"><text:span text:style-name="T36">Sofware stack</text:span></text:p><text:p text:style-name="P122"><text:span text:style-name="T35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9" svg:width="14.51pt" svg:height="17.23pt" svg:x="121.61pt" svg:y="82.54pt"><draw:image xlink:href="Pictures/10000201000000E1000000E1E5B3E0034DF8D406.png" xlink:type="simple" xlink:show="embed" xlink:actuate="onLoad"><text:p/></draw:image></draw:frame></draw:g><draw:g draw:style-name="gr5"><draw:custom-shape draw:style-name="gr26" draw:text-style-name="P129" svg:width="61.43pt" svg:height="33.28pt" svg:x="67.46pt" svg:y="135.24pt"><text:p text:style-name="P122"><text:span text:style-name="T36">Sofware stack</text:span></text:p><text:p text:style-name="P122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19" svg:width="14.43pt" svg:height="17.18pt" svg:x="118.8pt" svg:y="131.05pt"><draw:image xlink:href="Pictures/10000201000000E1000000E1DDB695D209E4F32B.png" xlink:type="simple" xlink:show="embed" xlink:actuate="onLoad"><text:p/></draw:image></draw:frame></draw:g></draw:g><draw:frame draw:style-name="gr6" draw:text-style-name="P119" svg:width="56.72pt" svg:height="56.18pt" svg:x="222.97pt" svg:y="173.34pt"><draw:image xlink:href="Pictures/10000201000000E1000000E04156D132908ABE0F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19" svg:width="144.57pt" svg:height="44.22pt" draw:transform="rotate (-1.5707963267949) translate (252.8pt 12.8pt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20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119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119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124" svg:width="146.32pt" svg:height="33.73pt" svg:x="333.21pt" svg:y="50pt"><text:p text:style-name="P122"><text:span text:style-name="T33">Driver GPIO</text:span></text:p><text:p text:style-name="P122"><text:span text:style-name="T33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119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20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119" svg:width="89.26pt" svg:height="22.82pt" draw:transform="rotate (-1.5707963267949) translate (25.35pt 12.5pt)"><draw:image xlink:href="Pictures/10000201000000E1000000E177B2E1C1CAA70D95.png" xlink:type="simple" xlink:show="embed" xlink:actuate="onLoad"><text:p/></draw:image></draw:frame></draw:g><draw:g draw:style-name="gr5"><draw:frame draw:style-name="gr6" draw:text-style-name="P119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124" svg:width="146.27pt" svg:height="33.76pt" svg:x="43.97pt" svg:y="41.75pt"><text:p text:style-name="P122"><text:span text:style-name="T33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56"><draw:g text:anchor-type="paragraph" draw:z-index="18" draw:name="Shape2" draw:style-name="gr27"><draw:g draw:style-name="gr5"><draw:g draw:style-name="gr5"><draw:frame draw:style-name="gr6" draw:text-style-name="P130" svg:width="240.97pt" svg:height="240.92pt" svg:x="3.34pt" svg:y="0pt"><draw:image xlink:href="Pictures/100002010000095F00000960994D8DAB48E30195.png" xlink:type="simple" xlink:show="embed" xlink:actuate="onLoad"><text:p/></draw:image></draw:frame><draw:custom-shape draw:style-name="gr28" draw:text-style-name="P131" svg:width="161.46pt" svg:height="161.43pt" svg:x="42.69pt" svg:y="39.86pt"><text:p text:style-name="P122"><text:span text:style-name="T37"/></text:p><text:p text:style-name="P122"><text:span text:style-name="T37">Microcontrolador</text:span></text:p><text:p text:style-name="P122"><text:span text:style-name="T37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32" svg:width="43.63pt" svg:height="36.03pt" svg:x="137.2pt" svg:y="92.44pt"><text:p text:style-name="P122"><text:span text:style-name="T38">Ethernet</text:span></text:p><text:p text:style-name="P122"><text:span text:style-name="T38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30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27" svg:width="44.02pt" svg:height="36.28pt" svg:x="136.54pt" svg:y="137.85pt"><text:p text:style-name="P122"><text:span text:style-name="T35">USB</text:span></text:p><text:p text:style-name="P122"><text:span text:style-name="T35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30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28" svg:width="66.33pt" svg:height="38.07pt" svg:x="57.71pt" svg:y="91.36pt"><text:p text:style-name="P122"><text:span text:style-name="T36">Sofware stack</text:span></text:p><text:p text:style-name="P122"><text:span text:style-name="T35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30" svg:width="15.53pt" svg:height="18.23pt" svg:x="113.75pt" svg:y="84.56pt"><draw:image xlink:href="Pictures/10000201000000E1000000E19119BEF4F0E450E7.png" xlink:type="simple" xlink:show="embed" xlink:actuate="onLoad"><text:p/></draw:image></draw:frame></draw:g><draw:g draw:style-name="gr5"><draw:custom-shape draw:style-name="gr32" draw:text-style-name="P129" svg:width="65.03pt" svg:height="35.46pt" svg:x="56.35pt" svg:y="140.74pt"><text:p text:style-name="P122"><text:span text:style-name="T36">Sofware stack</text:span></text:p><text:p text:style-name="P122"><text:span text:style-name="T35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30" svg:width="15.36pt" svg:height="18.37pt" svg:x="110.69pt" svg:y="136.2pt"><draw:image xlink:href="Pictures/10000201000000E1000000E1D48C588FBF53BAF7.png" xlink:type="simple" xlink:show="embed" xlink:actuate="onLoad"><text:p/></draw:image></draw:frame></draw:g></draw:g><draw:frame draw:style-name="gr33" draw:text-style-name="P134" svg:width="293.39pt" svg:height="187.48pt" svg:x="259.65pt" svg:y="2.15pt"><draw:text-box><text:p text:style-name="P133"><text:span text:style-name="T39">Núcleo del sistema</text:span></text:p><text:p text:style-name="P133"><text:span text:style-name="T40">Responsabilidades</text:span></text:p><text:p text:style-name="P133"><text:span text:style-name="T41">Gestión de conexión TCP, por medio del controlador Ethernet interno o externo</text:span></text:p><text:p text:style-name="P133"><text:span text:style-name="T41">Gestión Bus USB</text:span></text:p><text:p text:style-name="P133"><text:span text:style-name="T41">Gestión de alto nivel de interfaz usuario (UI) a través del controlador LCD y controlador de UI </text:span></text:p><text:p text:style-name="P133"><text:span text:style-name="T40">Debe poseer </text:span></text:p><text:p text:style-name="P133"><text:span text:style-name="T41">Módulo interno USB (Full Speed, OTG).</text:span></text:p><text:p text:style-name="P133"><text:span text:style-name="T41">Módulo Ethernet (Capas MAC y PHY).</text:span></text:p><text:p text:style-name="P133"><text:span text:style-name="T41">Librerías firmware para USB.</text:span></text:p><text:p text:style-name="P133"><text:span text:style-name="T41">Librerías stack TCP/IP.</text:span></text:p><text:p text:style-name="P133"><text:span text:style-name="T41"/></text:p></draw:text-box></draw:frame><draw:frame draw:style-name="gr34" draw:text-style-name="P136" svg:width="227.11pt" svg:height="119.17pt" svg:x="264.16pt" svg:y="176.26pt"><draw:text-box><text:p text:style-name="P135"><text:span text:style-name="T42">Opciones </text:span></text:p><text:p text:style-name="P135"><text:span text:style-name="T43">Procesador </text:span><text:span text:style-name="T42">ARM Cortex-+M4F</text:span><text:span text:style-name="T43">, CPU 32 bits, 120MHz. </text:span><text:span text:style-name="T44">TM4C129ENCPDT</text:span><text:span text:style-name="T45">. Texas Instruments.</text:span></text:p><text:p text:style-name="P135"><text:span text:style-name="T45">Microcontrolador 8 bits </text:span><text:span text:style-name="T44">PIC18F4550</text:span><text:span text:style-name="T45">. Microchip.</text:span></text:p><text:p text:style-name="P135"><text:span text:style-name="T43"/></text:p><text:p text:style-name="P135"><text:span text:style-name="T40"/></text:p></draw:text-box></draw:frame><draw:g draw:style-name="gr5"><draw:frame draw:style-name="gr6" draw:text-style-name="P121" svg:width="91.28pt" svg:height="91.28pt" svg:x="0pt" svg:y="276.04pt"><draw:image xlink:href="Pictures/100002010000095F00000960994D8DAB48E30195.png" xlink:type="simple" xlink:show="embed" xlink:actuate="onLoad"><text:p/></draw:image></draw:frame><draw:custom-shape draw:style-name="gr7" draw:text-style-name="P123" svg:width="61.17pt" svg:height="61.17pt" svg:x="14.85pt" svg:y="291.09pt"><text:p text:style-name="P122"><text:span text:style-name="T33"/></text:p><text:p text:style-name="P122"><text:span text:style-name="T46">Controlador</text:span></text:p><text:p text:style-name="P122"><text:span text:style-name="T46">Ethernet</text:span></text:p><text:p text:style-name="P122"><text:span text:style-name="T46">PHY</text:span></text:p><draw:enhanced-geometry svg:viewBox="0 0 21600 21600" draw:type="rectangle" draw:enhanced-path="M 0 0 L 21600 0 21600 21600 0 21600 0 0 Z N"/></draw:custom-shape></draw:g><draw:frame draw:style-name="gr35" draw:text-style-name="P136" svg:width="227.17pt" svg:height="124.19pt" svg:x="108.74pt" svg:y="269.26pt"><draw:text-box><text:p text:style-name="P135"><text:span text:style-name="T39">Controlador Ethernet externo</text:span></text:p><text:p text:style-name="P135"><text:span text:style-name="T40">Responsabilidades</text:span></text:p><text:p text:style-name="P135"><text:span text:style-name="T41">Gestión de la capa PHY, en caso que el núcleo no disponga de esta,</text:span></text:p><text:p text:style-name="P135"><text:span text:style-name="T41">Gestión de conexión TCP/IP.</text:span></text:p><text:p text:style-name="P135"><text:span text:style-name="T40">Debe poseer</text:span></text:p><text:p text:style-name="P135"><text:span text:style-name="T41">Librerías firmware para stack TCP/IP</text:span></text:p></draw:text-box></draw:frame><draw:frame draw:style-name="gr36" draw:text-style-name="P134" svg:width="227.11pt" svg:height="108.94pt" svg:x="338.09pt" svg:y="286.84pt"><draw:text-box><text:p text:style-name="P133"><text:span text:style-name="T42">Opciones</text:span><text:span text:style-name="T47"> </text:span></text:p><text:p><text:span text:style-name="T43">Controladores Ethernet de Microchip MAC+PHY </text:span><text:span text:style-name="T42">ENC28J60 </text:span><text:span text:style-name="T43"><text:s/>o </text:span><text:span text:style-name="T42">ENC624J600 </text:span></text:p><text:p text:style-name="P133"><text:span text:style-name="T43">Microcontrolador </text:span><text:span text:style-name="T45">Microchip </text:span><text:span text:style-name="T43">PIC18 8 bits </text:span><text:span text:style-name="T45">MAC+PHY</text:span><text:span text:style-name="T43"> </text:span><text:span text:style-name="T42">PIC18F97J60</text:span><text:span text:style-name="T43"> <text:s/></text:span></text:p><text:p text:style-name="P133"><text:span text:style-name="T43">Controlador Silicon Labs </text:span><text:span text:style-name="T42">CP2200</text:span><text:span text:style-name="T43">, </text:span><text:span text:style-name="T42">CP2201</text:span><text:span text:style-name="T43"> </text:span></text:p><text:p text:style-name="P133"><text:span text:style-name="T43">Controlador WIZnet W5500</text:span></text:p></draw:text-box></draw:frame><draw:g draw:style-name="gr5"><draw:frame draw:style-name="gr6" draw:text-style-name="P119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37" svg:width="109.67pt" svg:height="33.93pt" draw:transform="rotate (1.5706217938697) translate (12.4523622047244pt 515.95pt)"><text:p text:style-name="P122"><text:span text:style-name="T48">Driver GPIB</text:span></text:p><draw:enhanced-geometry svg:viewBox="0 0 21600 21600" draw:type="rectangle" draw:enhanced-path="M 0 0 L 21600 0 21600 21600 0 21600 0 0 Z N"/></draw:custom-shape></draw:g><draw:frame draw:style-name="gr35" draw:text-style-name="P136" svg:width="227.11pt" svg:height="124.19pt" svg:x="72.51pt" svg:y="401.1pt"><draw:text-box><text:p text:style-name="P135"><text:span text:style-name="T39">Driver GPIB</text:span></text:p><text:p text:style-name="P135"><text:span text:style-name="T40">Responsabilidades</text:span></text:p><text:p text:style-name="P135"><text:span text:style-name="T41">Interfaz entre puertos de microcontrolador y bus GPIB.</text:span></text:p><text:p text:style-name="P135"><text:span text:style-name="T41">Manejo de las señales del bus: control y datos.</text:span></text:p><text:p text:style-name="P135"><text:span text:style-name="T41">Tri-State / Open Collector</text:span></text:p><text:p text:style-name="P135"><text:span text:style-name="T40"/></text:p></draw:text-box></draw:frame><draw:frame draw:style-name="gr36" draw:text-style-name="P134" svg:width="227.11pt" svg:height="108.94pt" svg:x="333.04pt" svg:y="413.4pt"><draw:text-box><text:p text:style-name="P133"><text:span text:style-name="T40">Opciones</text:span><text:span text:style-name="T47"> </text:span></text:p><text:p text:style-name="P133"><text:span text:style-name="T43">Transceivers 8 bits (control+datos) Texas Instruments <text:s/></text:span><text:span text:style-name="T42"><text:a xlink:href="http://www.ti.com/lit/ds/symlink/sn75als162.pdf" xlink:type="simple">SN75ALS162</text:a></text:span><text:span text:style-name="T43">,</text:span><text:span text:style-name="T42"> </text:span><text:span text:style-name="T42"><text:a xlink:href="http://www.ti.com/lit/ds/symlink/sn75als160.pdf" xlink:type="simple">SN75ALS160</text:a></text:span><text:span text:style-name="T42"> </text:span><text:span text:style-name="T43">(datos).</text:span></text:p><text:p text:style-name="P133"><text:span text:style-name="T43">Transceiver octal serie TTL, Tri-State, Latch </text:span><text:span text:style-name="T42">74245</text:span><text:span text:style-name="T43">, </text:span><text:span text:style-name="T42">74544</text:span><text:span text:style-name="T43">, </text:span><text:span text:style-name="T42">74580.</text:span></text:p></draw:text-box></draw:frame><draw:g draw:style-name="gr5"><draw:frame draw:style-name="gr6" draw:text-style-name="P119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38" svg:width="109.67pt" svg:height="33.93pt" draw:transform="rotate (1.5707963267949) translate (12.2023622047244pt 649.15pt)"><text:p text:style-name="P122"><text:span text:style-name="T46">Driver GPIO</text:span></text:p><text:p text:style-name="P122"><text:span text:style-name="T46">(conectores Viking)</text:span></text:p><draw:enhanced-geometry svg:viewBox="0 0 21600 21600" draw:type="rectangle" draw:enhanced-path="M 0 0 L 21600 0 21600 21600 0 21600 0 0 Z N"/></draw:custom-shape></draw:g><draw:frame draw:style-name="gr38" draw:text-style-name="P136" svg:width="258.52pt" svg:height="169.88pt" svg:x="70.84pt" svg:y="536.85pt"><draw:text-box><text:p text:style-name="P135"><text:span text:style-name="T39">Driver GPIO</text:span></text:p><text:p text:style-name="P135"><text:span text:style-name="T40">Responsabilidades</text:span></text:p><text:p text:style-name="P135"><text:span text:style-name="T41">Interfaz entre el microcontrolador y los puertos externos (Viking). Capacidad de corriente por pin &gt; 0.7A.</text:span></text:p><text:p text:style-name="P135"><text:span text:style-name="T41">Idealmente de tipo serial a paralelo, preferiblemente (I2C, SPI). </text:span></text:p><text:p text:style-name="P135"><text:span text:style-name="T41">Capacidad de manejo de cargas inductivas. Protección externa (diodo de marcha libre).</text:span></text:p><text:p text:style-name="P135"><text:span text:style-name="T41"/></text:p><text:p text:style-name="P135"><text:span text:style-name="T40"/></text:p></draw:text-box></draw:frame><draw:frame draw:style-name="gr39" draw:text-style-name="P134" svg:width="227.11pt" svg:height="203.16pt" svg:x="334.69pt" svg:y="549.95pt"><draw:text-box><text:p text:style-name="P133"><text:span text:style-name="T42">Opciones</text:span></text:p><text:p text:style-name="P133"><text:span text:style-name="T43">Driver de la serie ULN (</text:span><text:span text:style-name="T42">ULN2003B</text:span><text:span text:style-name="T43">, </text:span><text:span text:style-name="T42">ULN2803</text:span><text:span text:style-name="T43"> ) acompañado de un registro de corrimiento TTL.</text:span></text:p><text:p text:style-name="P133"><text:span text:style-name="T43">Driver cuádruple de periféricos </text:span><text:span text:style-name="T42">SN75437</text:span><text:span text:style-name="T43">.</text:span></text:p><text:p text:style-name="P133"><text:span text:style-name="T43">Addressable latch 8 bits, serie Power Logic Texas Instruments (</text:span><text:span text:style-name="T42">TPIC6259</text:span><text:span text:style-name="T43">).</text:span></text:p><text:p text:style-name="P133"><text:span text:style-name="T43">Shift register 8 bit Power Logic Texas Instruments (</text:span><text:span text:style-name="T42">TPIC6A596</text:span><text:span text:style-name="T43">).</text:span></text:p><text:p text:style-name="P133"><text:span text:style-name="T43">Interruptor serial octal con interfaz SPI, NXP </text:span><text:span text:style-name="T42">33880</text:span><text:span text:style-name="T43">.</text:span></text:p><text:p text:style-name="P133"><text:span text:style-name="T47"><text:s/></text:span></text:p><text:p text:style-name="P133"><text:span text:style-name="T43"/></text:p><text:p text:style-name="P133"><text:span text:style-name="T43"/></text:p></draw:text-box></draw:frame></draw:g></text:p>
      <text:p text:style-name="P57"><draw:frame text:anchor-type="paragraph" draw:z-index="31" draw:style-name="gr46" draw:text-style-name="P141" svg:width="213.28pt" svg:height="104.83pt" svg:x="113.24pt" svg:y="573.05pt"><draw:text-box><text:p text:style-name="P139"><text:span text:style-name="T40">Pantalla TFT LCD táctil</text:span></text:p><text:p text:style-name="P139"><text:span text:style-name="T40"/></text:p><text:p text:style-name="P139"><text:span text:style-name="T41">De al menos 65K colores, cerca de 400x300 pixels, de 2.5” a 3.5”. Con interfaz MCU de 16 bits o 8 bits preferiblemente. Preferible que posea </text:span><text:span text:style-name="T40">controlador ILI9341</text:span></text:p><text:p text:style-name="P140"><text:span text:style-name="T41">Pantalla táctil resistiva, de 4 cables (4 wire).</text:span></text:p></draw:text-box></draw:frame><draw:frame text:anchor-type="paragraph" draw:z-index="27" draw:style-name="gr44" draw:text-style-name="P136" svg:width="258.83pt" svg:height="90.48pt" svg:x="73.36pt" svg:y="476.25pt"><draw:text-box><text:p text:style-name="P139"><text:span text:style-name="T40">Alimentación DC para interfaz externa</text:span></text:p><text:p text:style-name="P139"><text:span text:style-name="T40"><text:s/></text:span><text:span text:style-name="T50">(puertos Viking, jacks banana)</text:span></text:p><text:p text:style-name="P140"><text:span text:style-name="T41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19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124" svg:width="65.23pt" svg:height="33.73pt" svg:x="-14.23pt" svg:y="502.36pt"><text:p text:style-name="P122"><text:span text:style-name="T33">Alimentación</text:span></text:p><text:p text:style-name="P122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36" svg:width="220.82pt" svg:height="104.63pt" svg:x="72.2pt" svg:y="360.91pt"><draw:text-box><text:p text:style-name="P135"><text:span text:style-name="T40">Alimentación DC para el sistema interno</text:span></text:p><text:p text:style-name="P135"><text:span text:style-name="T41">Capacidad suficiente para núcleo microprocesador + perifericos.</text:span></text:p><text:p text:style-name="P135"><text:span text:style-name="T41">+3.3 V, +5 V.</text:span></text:p><text:p text:style-name="P135"><text:span text:style-name="T49">Dos etapas. </text:span><text:span text:style-name="T41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19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124" svg:width="65.23pt" svg:height="33.76pt" svg:x="-15.93pt" svg:y="386.42pt"><text:p text:style-name="P122"><text:span text:style-name="T33">Alimentación</text:span></text:p><text:p text:style-name="P122"><text:span text:style-name="T33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36" svg:width="465.17pt" svg:height="154.83pt" svg:x="40.76pt" svg:y="180.06pt"><draw:text-box><text:p text:style-name="P135"><text:span text:style-name="T40">Controlador pantalla LCD</text:span></text:p><text:p text:style-name="P135"><text:span text:style-name="T41">Gestión de <text:s/>la visualización gráfica. Recibe comandos de alto nivel del micro central, se encarga de traducir estos comandos a bajo nivel, <text:s/>adaptados al controlador de pantalla.</text:span></text:p><text:p text:style-name="P135"><text:span text:style-name="T41">Gestión de la pantalla táctil, detección de pulsaciones, generar interrupción, traducción de coordenadas, rutina de calibración.</text:span></text:p><text:p text:style-name="P135"><text:span text:style-name="T41">Microcontrolador de 8 bits, con conversor analógico digital (entradas analógicas).</text:span></text:p><text:p text:style-name="P135"><text:span text:style-name="T40">Opción</text:span></text:p><text:p text:style-name="P135"><text:span text:style-name="T41">Microcontrolador Microchip </text:span><text:span text:style-name="T40">PIC16F876</text:span><text:span text:style-name="T41">, </text:span><text:span text:style-name="T40">PIC16F886.</text:span></text:p></draw:text-box></draw:frame><draw:frame text:anchor-type="paragraph" draw:z-index="22" draw:style-name="gr41" draw:text-style-name="P136" svg:width="404.82pt" svg:height="70.13pt" svg:x="32.26pt" svg:y="104.66pt"><draw:text-box><text:p text:style-name="P135"><text:span text:style-name="T40">Opciones</text:span></text:p><text:p text:style-name="P135"><text:span text:style-name="T41">Microcontrolador de 8 bits, Microchip PIC.</text:span></text:p><text:p text:style-name="P135"><text:span text:style-name="T41"/></text:p><text:p text:style-name="P135"><text:span text:style-name="T40"/></text:p></draw:text-box></draw:frame><draw:frame text:anchor-type="paragraph" draw:z-index="21" draw:style-name="gr40" draw:text-style-name="P136" svg:width="404.76pt" svg:height="104.63pt" svg:x="33.39pt" svg:y="7.4pt"><draw:text-box><text:p text:style-name="P135"><text:span text:style-name="T40">Controlador interfaz de usuario</text:span></text:p><text:p text:style-name="P135"><text:span text:style-name="T41">Puente entre el microcontrolador central y la interfaz física (teclado). Monitor del teclado, genera interrupción al detectar presión de tecla. A implementar con un microcontrolador de 8 bits.</text:span></text:p><text:p text:style-name="P135"><text:span text:style-name="T41">Pudiera emplearse las capacidades del microcontrolador central en cuanto a gestion de entradas capacitivas.</text:span></text:p><text:p text:style-name="P135"><text:span text:style-name="T40"/></text:p></draw:text-box></draw:frame><draw:g text:anchor-type="paragraph" draw:z-index="20" draw:style-name="gr2"><draw:frame draw:style-name="gr6" draw:text-style-name="P119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38" svg:width="146.27pt" svg:height="33.76pt" draw:transform="rotate (1.5707963267949) translate (-14.25pt 158.5pt)"><text:p text:style-name="P122"><text:span text:style-name="T46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19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38" svg:width="146.27pt" svg:height="33.76pt" draw:transform="rotate (1.5707963267949) translate (-14.25pt 333.05pt)"><text:p text:style-name="P122"><text:span text:style-name="T46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48.3pt" svg:y="579.2pt" svg:width="158.74pt" svg:height="85.89pt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36" svg:width="250.53pt" svg:height="207.52pt" svg:x="288.11pt" svg:y="361.7pt"><draw:text-box><text:p text:style-name="P135"><text:span text:style-name="T40">Opciones</text:span></text:p><text:p text:style-name="P135"><text:span text:style-name="T41">Regulador de la serie Simple Switcher, </text:span><text:span text:style-name="T40">LM2585, LM2575, Texas Instruments</text:span></text:p><text:p text:style-name="P135"><text:span text:style-name="T41">Regulador conmutado (buck) </text:span><text:span text:style-name="T40">MAX17504 Maxim, </text:span><text:span text:style-name="T51">SP34063A Exar, MC34717 Freescale, SP6134H Exar</text:span></text:p><text:p text:style-name="P135"><text:span text:style-name="T41">Regulador conmutado + LDO</text:span><text:span text:style-name="T40"> MC33730 Freescale</text:span></text:p><text:p text:style-name="P135"><text:span text:style-name="T41">Seria Power Box de Exar, </text:span><text:span text:style-name="T40">XR76203/5/8</text:span></text:p><text:p text:style-name="P135"><text:span text:style-name="T40">TexasInstruments UCC3813-3, UC3845</text:span><text:span text:style-name="T40"><text:tab/></text:span></text:p><text:p text:style-name="P135"><text:span text:style-name="T41"/></text:p><text:p text:style-name="P135"><text:span text:style-name="T40"/></text:p><text:p text:style-name="P135"><text:span text:style-name="T40"/></text:p><text:p text:style-name="P135"><text:span text:style-name="T40"/></text:p></draw:text-box></draw:frame><draw:frame text:anchor-type="paragraph" draw:z-index="36" draw:style-name="gr116" draw:text-style-name="P141" svg:width="206.73pt" svg:height="115.29pt" svg:x="331.91pt" svg:y="575.26pt"><draw:text-box><text:p text:style-name="P139"><text:span text:style-name="T40">Opciones</text:span></text:p><text:p text:style-name="P139"><text:span text:style-name="T40">H028Q01</text:span><text:span text:style-name="T41">, 2.8”, MCU8/16, ILI9341, táctil</text:span></text:p><text:p text:style-name="P139"><text:span text:style-name="T49">Shenzhen HCT Technology</text:span></text:p><text:p text:style-name="P139"><text:span text:style-name="T40">H020LB01</text:span><text:span text:style-name="T41">, 2”, MCU 8, ILI9342, no táctil, Shenzhen HCT Technology</text:span></text:p><text:p text:style-name="P139"><text:span text:style-name="T40"/></text:p><text:p text:style-name="P139"><text:span text:style-name="T40"/></text:p><text:p><text:span text:style-name="T64">Shenzhen Walin Technology Co., Ltd</text:span><text:span text:style-name="T64"><text:line-break/></text:span><text:span text:style-name="T64">www.walintech.com </text:span><text:span text:style-name="T64"><text:line-break/></text:span><text:span text:style-name="T64">www.hctlcd.en.alibaba.com</text:span></text:p></draw:text-box></draw:frame></text:p>
      <text:p text:style-name="P60"><draw:g text:anchor-type="paragraph" draw:z-index="34" draw:name="Shape3" draw:style-name="gr47"><draw:custom-shape draw:style-name="gr48" draw:text-style-name="P143" svg:width="161.46pt" svg:height="239.33pt" svg:x="139.35pt" svg:y="123.22pt"><text:p text:style-name="P142"><text:span text:style-name="T37"/></text:p><text:p text:style-name="P142"><text:span text:style-name="T52">Microcontrolador</text:span></text:p><text:p text:style-name="P142"><text:span text:style-name="T52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44" xml:id="id12" draw:id="id12" svg:width="146.07pt" svg:height="39.91pt" draw:transform="skewX (0.00122173047639603) rotate (0.000698131700797732) translate (326.4pt 177.75pt)"><text:p text:style-name="P142"><text:span text:style-name="T53">Controlador Ethernet PHY</text:span></text:p><text:p text:style-name="P142"><text:span text:style-name="T54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45" xml:id="id14" draw:id="id14" svg:width="129.03pt" svg:height="51.34pt" svg:x="329.56pt" svg:y="47.42pt"><draw:text-box><text:p text:style-name="P142"><text:span text:style-name="T55">Conector Ethernet RJ45</text:span></text:p><text:p text:style-name="P142"><text:span text:style-name="T54">elementos magnéticos integrados</text:span></text:p></draw:text-box></draw:frame><draw:custom-shape draw:style-name="gr51" draw:text-style-name="P146" xml:id="id11" draw:id="id11" svg:width="83.93pt" svg:height="38.21pt" draw:transform="skewX (0.00122173047639603) rotate (0.000698131700797732) translate (212.5pt 177.95pt)"><text:p text:style-name="P142"><text:span text:style-name="T56">Módulo Ethernet</text:span></text:p><text:p text:style-name="P142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46" xml:id="id15" draw:id="id15" svg:width="83.93pt" svg:height="38.21pt" draw:transform="rotate (0.000698131700797732) translate (213.35pt 241.25pt)"><text:p text:style-name="P142"><text:span text:style-name="T56">Módulo USB</text:span></text:p><text:p text:style-name="P142"><text:span text:style-name="T57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45" xml:id="id17" draw:id="id17" svg:width="79.11pt" svg:height="33.62pt" svg:x="423.95pt" svg:y="244.77pt"><draw:text-box><text:p text:style-name="P142"><text:span text:style-name="T55">Conector USB</text:span></text:p></draw:text-box></draw:frame><draw:frame draw:style-name="gr54" draw:text-style-name="P145" xml:id="id16" draw:id="id16" svg:width="87.93pt" svg:height="46.66pt" svg:x="319.35pt" svg:y="236.21pt"><draw:text-box><text:p text:style-name="P142"><text:span text:style-name="T55">Protección ESD</text:span></text:p><text:p text:style-name="P142"><text:span text:style-name="T58">Elemento TVS</text:span></text:p></draw:text-box></draw:frame><draw:custom-shape draw:style-name="gr55" draw:text-style-name="P146" xml:id="id8" draw:id="id8" svg:width="102.08pt" svg:height="35.06pt" draw:transform="skewX (0.00139626340159546) rotate (0.000698131700797732) translate (-15.4pt 229.05pt)"><text:p text:style-name="P142"><text:span text:style-name="T56">Controlador pantalla</text:span></text:p><text:p text:style-name="P142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46" xml:id="id10" draw:id="id10" svg:width="102.08pt" svg:height="51.82pt" draw:transform="skewX (0.0010471975511966) rotate (0.000698131700797732) translate (-15.5pt 161.85pt)"><text:p text:style-name="P142"><text:span text:style-name="T56">Controlador interfaz</text:span></text:p><text:p text:style-name="P142"><text:span text:style-name="T56">teclado</text:span></text:p><text:p text:style-name="P142"><text:span text:style-name="T59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46" xml:id="id7" draw:id="id7" svg:width="43.06pt" svg:height="24.07pt" draw:transform="rotate (0.000698131700797732) translate (147.9pt 233.25pt)"><text:p text:style-name="P142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46" xml:id="id9" draw:id="id9" svg:width="43.11pt" svg:height="24.07pt" draw:transform="skewX (0.00209439510239319) rotate (0.000698131700797732) translate (146.45pt 178.55pt)"><text:p text:style-name="P142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46" xml:id="id6" draw:id="id6" svg:width="43.06pt" svg:height="24.01pt" draw:transform="skewX (0.0020943951023932) rotate (0.000698131700797732) translate (251.65pt 331.9pt)"><text:p text:style-name="P142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46" xml:id="id1" draw:id="id1" svg:width="115.68pt" svg:height="36.51pt" draw:transform="skewX (0.00139626340159546) rotate (0.000698131700797732) translate (226.95pt 438pt)"><text:p text:style-name="P142"><text:span text:style-name="T56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46" xml:id="id3" draw:id="id3" svg:width="102.08pt" svg:height="36.03pt" draw:transform="rotate (0.000698131700797732) translate (93.45pt 439.55pt)"><text:p text:style-name="P142"><text:span text:style-name="T56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46" xml:id="id5" draw:id="id5" svg:width="43.11pt" svg:height="24.07pt" draw:transform="skewX (0.00209439510239319) rotate (0.000698131700797732) translate (146.45pt 334pt)"><text:p text:style-name="P142"><text:span text:style-name="T56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46" xml:id="id2" draw:id="id2" svg:width="102.08pt" svg:height="35.77pt" draw:transform="skewX (0.00139626340159546) rotate (0.000698131700797732) translate (235.15pt 384.6pt)"><text:p text:style-name="P142"><text:span text:style-name="T56">Expansor de puertos</text:span></text:p><text:p text:style-name="P142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46" xml:id="id4" draw:id="id4" svg:width="102.08pt" svg:height="35.77pt" draw:transform="skewX (0.00139626340159546) rotate (0.000698131700797732) translate (95.4pt 384.6pt)"><text:p text:style-name="P142"><text:span text:style-name="T56">Expansor de puertos</text:span></text:p><text:p text:style-name="P142"><text:span text:style-name="T57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47" svg:x1="284.77pt" svg:y1="437.98pt" svg:x2="286.13pt" svg:y2="420.32pt" draw:start-shape="id1" draw:start-glue-point="0" draw:end-shape="id2" draw:end-glue-point="2" svg:d="M10046 15451v-311h48v-312" svg:viewBox="0 0 49 624"><text:p/></draw:connector><draw:connector draw:style-name="gr66" draw:text-style-name="P147" svg:x1="144.45pt" svg:y1="439.54pt" svg:x2="146.35pt" svg:y2="420.32pt" draw:start-shape="id3" draw:start-glue-point="0" draw:end-shape="id4" draw:end-glue-point="2" svg:d="M5096 15506v-337h67v-341" svg:viewBox="0 0 69 679"><text:p/></draw:connector><draw:connector draw:style-name="gr67" draw:text-style-name="P147" svg:x1="146.41pt" svg:y1="384.58pt" svg:x2="167.95pt" svg:y2="358.07pt" draw:start-shape="id4" draw:start-glue-point="0" draw:end-shape="id5" draw:end-glue-point="2" svg:d="M5165 13567v-467h760v-468" svg:viewBox="0 0 762 937"><text:p/></draw:connector><draw:connector draw:style-name="gr68" draw:text-style-name="P147" svg:x1="286.19pt" svg:y1="384.58pt" svg:x2="273.12pt" svg:y2="355.92pt" draw:start-shape="id2" draw:start-glue-point="0" draw:end-shape="id6" draw:end-glue-point="2" svg:d="M10096 13567v-506h-461v-505" svg:viewBox="0 0 462 1012"><text:p/></draw:connector><draw:connector draw:style-name="gr69" draw:text-style-name="P147" svg:x1="147.91pt" svg:y1="245.25pt" svg:x2="86.66pt" svg:y2="246.5pt" draw:start-shape="id7" draw:start-glue-point="3" draw:end-shape="id8" draw:end-glue-point="1" svg:d="M5218 8652h-1082v44h-1079" svg:viewBox="0 0 2163 46"><text:p/></draw:connector><draw:connector draw:style-name="gr70" draw:text-style-name="P147" svg:x1="146.41pt" svg:y1="190.54pt" svg:x2="86.51pt" svg:y2="187.71pt" draw:start-shape="id9" draw:start-glue-point="3" draw:end-shape="id10" draw:end-glue-point="1" svg:d="M5165 6722h-1057v-100h-1056" svg:viewBox="0 0 2115 102"><text:p/></draw:connector><draw:connector draw:style-name="gr71" draw:text-style-name="P147" svg:x1="296.39pt" svg:y1="197.01pt" svg:x2="326.41pt" svg:y2="197.69pt" draw:start-shape="id11" draw:start-glue-point="1" draw:end-shape="id12" draw:end-glue-point="3" svg:d="M10456 6950h530v24h529" svg:viewBox="0 0 1060 26"><text:p/></draw:connector><draw:connector draw:style-name="gr72" draw:text-style-name="P147" svg:x1="393.25pt" svg:y1="113.75pt" svg:x2="394.04pt" svg:y2="98.7pt" draw:start-shape="id13" draw:start-glue-point="0" draw:end-shape="id14" draw:end-glue-point="2" svg:d="M13873 4013v-265h28v-266" svg:viewBox="0 0 30 533"><text:p/></draw:connector><draw:connector draw:style-name="gr73" draw:text-style-name="P147" svg:x1="297.24pt" svg:y1="260.31pt" svg:x2="319.35pt" svg:y2="259.51pt" draw:start-shape="id15" draw:start-glue-point="1" draw:end-shape="id16" draw:end-glue-point="3" svg:d="M10486 9183h392v-28h388" svg:viewBox="0 0 781 30"><text:p/></draw:connector><draw:connector draw:style-name="gr74" draw:text-style-name="P147" svg:x1="407.25pt" svg:y1="259.51pt" svg:x2="423.95pt" svg:y2="261.55pt" draw:start-shape="id16" draw:start-glue-point="1" draw:end-shape="id17" draw:end-glue-point="3" svg:d="M14367 9155h294v72h295" svg:viewBox="0 0 591 74"><text:p/></draw:connector><draw:custom-shape draw:style-name="gr75" draw:text-style-name="P146" svg:width="102.08pt" svg:height="51.82pt" draw:transform="skewX (0.0010471975511966) rotate (0.000698131700797732) translate (-15.2pt 74pt)"><text:p text:style-name="P142"><text:span text:style-name="T56">Alimentación DC</text:span></text:p><text:p text:style-name="P142"><text:span text:style-name="T56">Interna</text:span></text:p><text:p text:style-name="P142"><text:span text:style-name="T59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46" xml:id="id18" draw:id="id18" svg:width="102.08pt" svg:height="51.76pt" draw:transform="skewX (0.00191986217719376) rotate (0.000698131700797732) translate (-28.25pt 435.5pt)"><text:p text:style-name="P142"><text:span text:style-name="T56">Alimentación DC</text:span></text:p><text:p text:style-name="P142"><text:span text:style-name="T56">Externa</text:span></text:p><text:p text:style-name="P142"><text:span text:style-name="T57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46" svg:width="43.11pt" svg:height="24.07pt" draw:transform="skewX (0.00209439510239319) rotate (0.000698131700797732) translate (147.95pt 301.4pt)"><text:p text:style-name="P142"><text:span text:style-name="T56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47" svg:x1="22.76pt" svg:y1="435.46pt" svg:x2="95.41pt" svg:y2="402.46pt" draw:start-shape="id18" draw:start-glue-point="0" draw:end-shape="id4" draw:end-glue-point="3" svg:d="M803 15362v-1164h2563" svg:viewBox="0 0 2565 1166"><text:p/></draw:connector><draw:custom-shape draw:style-name="gr79" draw:text-style-name="P146" xml:id="id19" draw:id="id19" svg:width="102.08pt" svg:height="71.72pt" draw:transform="skewX (0.0020943951023932) rotate (0.000698131700797732) translate (-15.1pt 286.8pt)"><text:p text:style-name="P142"><text:span text:style-name="T56">Pantalla LCD y táctil</text:span></text:p><text:p text:style-name="P142"><text:span text:style-name="T57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47" svg:x1="35.89pt" svg:y1="286.75pt" svg:x2="35.55pt" svg:y2="264.05pt" draw:start-shape="id19" draw:start-glue-point="0" draw:end-shape="id8" draw:end-glue-point="2" svg:d="M1266 10116v-399h-12v-402" svg:viewBox="0 0 14 803"><text:p/></draw:connector><draw:frame draw:style-name="gr81" draw:text-style-name="P145" xml:id="id13" draw:id="id13" svg:width="87.93pt" svg:height="46.66pt" svg:x="349.31pt" svg:y="113.75pt"><draw:text-box><text:p text:style-name="P142"><text:span text:style-name="T55">Protección ESD</text:span></text:p><text:p text:style-name="P142"><text:span text:style-name="T60">Elemento TVS</text:span></text:p></draw:text-box></draw:frame><draw:connector draw:style-name="gr82" draw:text-style-name="P147" xml:id="id20" draw:id="id20" svg:x1="399.4pt" svg:y1="177.7pt" svg:x2="399.4pt" svg:y2="177.7pt" draw:start-shape="id12" draw:start-glue-point="0" draw:end-shape="id12" draw:end-glue-point="0" svg:d="M14090 6269z" svg:viewBox="0 0 2 2"><text:p/></draw:connector><draw:connector draw:style-name="gr83" draw:text-style-name="P147" svg:x1="399.4pt" svg:y1="177.7pt" svg:x2="393.25pt" svg:y2="160.41pt" draw:start-shape="id20" draw:start-glue-point="0" draw:end-shape="id13" draw:end-glue-point="2" svg:d="M14090 6269h-217v-610" svg:viewBox="0 0 219 612"><text:p/></draw:connector><draw:frame draw:style-name="gr84" draw:text-style-name="P148" svg:width="25.57pt" svg:height="25.57pt" svg:x="286.04pt" svg:y="113.87pt"><draw:image xlink:href="Pictures/10000201000000E1000000E11C64F9F806A583D4.png" xlink:type="simple" xlink:show="embed" xlink:actuate="onLoad"><text:p/></draw:image></draw:frame><draw:frame draw:style-name="gr85" draw:text-style-name="P148" svg:width="22.68pt" svg:height="22.68pt" svg:x="460.86pt" svg:y="165.6pt"><draw:image xlink:href="Pictures/10000201000000E1000000E1B29F67DDE72D1D59.png" xlink:type="simple" xlink:show="embed" xlink:actuate="onLoad"><text:p/></draw:image></draw:frame><draw:frame draw:style-name="gr86" draw:text-style-name="P148" svg:width="22.68pt" svg:height="22.73pt" svg:x="326.61pt" svg:y="371.82pt"><draw:image xlink:href="Pictures/10000201000000E1000000E1B29F67DDE72D1D59.png" xlink:type="simple" xlink:show="embed" xlink:actuate="onLoad"><text:p/></draw:image></draw:frame><draw:frame draw:style-name="gr87" draw:text-style-name="P148" svg:width="22.73pt" svg:height="22.73pt" svg:x="330.29pt" svg:y="429.56pt"><draw:image xlink:href="Pictures/10000201000000E1000000E1AEEE3358484B4305.png" xlink:type="simple" xlink:show="embed" xlink:actuate="onLoad"><text:p/></draw:image></draw:frame><draw:frame draw:style-name="gr88" draw:text-style-name="P148" svg:width="22.73pt" svg:height="22.68pt" svg:x="184.05pt" svg:y="431.06pt"><draw:image xlink:href="Pictures/10000201000000E1000000E16B46EBC7C332FC02.png" xlink:type="simple" xlink:show="embed" xlink:actuate="onLoad"><text:p/></draw:image></draw:frame><draw:frame draw:style-name="gr89" draw:text-style-name="P148" svg:width="22.73pt" svg:height="22.68pt" svg:x="186.29pt" svg:y="374.06pt"><draw:image xlink:href="Pictures/10000201000000E1000000E16B46EBC7C332FC02.png" xlink:type="simple" xlink:show="embed" xlink:actuate="onLoad"><text:p/></draw:image></draw:frame><draw:frame draw:style-name="gr90" draw:text-style-name="P148" svg:width="22.68pt" svg:height="22.68pt" svg:x="-30.25pt" svg:y="218.75pt"><draw:image xlink:href="Pictures/10000201000000E1000000E182CE0ED11F9606EF.png" xlink:type="simple" xlink:show="embed" xlink:actuate="onLoad"><text:p/></draw:image></draw:frame><draw:frame draw:style-name="gr91" draw:text-style-name="P148" svg:width="22.68pt" svg:height="22.68pt" svg:x="-27.24pt" svg:y="150.72pt"><draw:image xlink:href="Pictures/10000201000000E1000000E182CE0ED11F9606EF.png" xlink:type="simple" xlink:show="embed" xlink:actuate="onLoad"><text:p/></draw:image></draw:frame><draw:frame draw:style-name="gr92" draw:text-style-name="P148" svg:width="34.02pt" svg:height="25.51pt" svg:x="443.59pt" svg:y="39.26pt"><draw:image xlink:href="Pictures/10000201000000E1000000E1708CF07D341843A6.png" xlink:type="simple" xlink:show="embed" xlink:actuate="onLoad"><text:p/></draw:image></draw:frame><draw:frame draw:style-name="gr93" draw:text-style-name="P148" svg:width="25.51pt" svg:height="23.02pt" svg:x="491.95pt" svg:y="237.97pt"><draw:image xlink:href="Pictures/100002010000016A0000008BD8224EEBB032AD14.png" xlink:type="simple" xlink:show="embed" xlink:actuate="onLoad"><text:p/></draw:image></draw:frame><draw:frame draw:style-name="gr94" draw:text-style-name="P148" svg:width="11.37pt" svg:height="27.27pt" svg:x="82.46pt" svg:y="85.72pt"><draw:image xlink:href="Pictures/10000201000000E1000000E12EBAC8B325C56263.png" xlink:type="simple" xlink:show="embed" xlink:actuate="onLoad"><text:p/></draw:image></draw:frame><draw:frame draw:style-name="gr95" draw:text-style-name="P148" svg:width="11.37pt" svg:height="27.21pt" svg:x="68.97pt" svg:y="449.46pt"><draw:image xlink:href="Pictures/10000201000000E1000000E119C1CDE85B308C0D.png" xlink:type="simple" xlink:show="embed" xlink:actuate="onLoad"><text:p/></draw:image></draw:frame><draw:frame draw:style-name="gr96" draw:text-style-name="P148" svg:width="22.68pt" svg:height="11.93pt" draw:transform="rotate (1.5707963267949) translate (401.05pt 252.2pt)"><draw:image xlink:href="Pictures/10000201000000E1000000E1BE502A56F1B5E8FC.png" xlink:type="simple" xlink:show="embed" xlink:actuate="onLoad"><text:p/></draw:image></draw:frame><draw:frame draw:style-name="gr97" draw:text-style-name="P148" svg:width="22.68pt" svg:height="11.93pt" draw:transform="rotate (1.5707963267949) translate (430.2pt 127.05pt)"><draw:image xlink:href="Pictures/10000201000000E1000000E123E2704527FCFDAC.png" xlink:type="simple" xlink:show="embed" xlink:actuate="onLoad"><text:p/></draw:image></draw:frame><draw:frame draw:style-name="gr98" draw:text-style-name="P148" xml:id="id21" draw:id="id21" svg:width="42.58pt" svg:height="20.41pt" svg:x="122.91pt" svg:y="498.22pt"><draw:image xlink:href="Pictures/1000020100000102000000C3FF83B68FA9D2EFEC.png" xlink:type="simple" xlink:show="embed" xlink:actuate="onLoad"><text:p/></draw:image></draw:frame><draw:connector draw:style-name="gr99" draw:text-style-name="P147" svg:x1="144.51pt" svg:y1="475.51pt" svg:x2="144.14pt" svg:y2="498.19pt" draw:start-shape="id3" draw:start-glue-point="2" draw:end-shape="id21" draw:end-glue-point="0" svg:d="M5098 16775v402h-13v398" svg:viewBox="0 0 14 803"><text:p/></draw:connector><draw:frame draw:style-name="gr100" draw:text-style-name="P148" xml:id="id22" draw:id="id22" svg:width="42.58pt" svg:height="20.41pt" svg:x="263.17pt" svg:y="495.21pt"><draw:image xlink:href="Pictures/1000020100000102000000C3D4EA8122B73627FF.png" xlink:type="simple" xlink:show="embed" xlink:actuate="onLoad"><text:p/></draw:image></draw:frame><draw:connector draw:style-name="gr101" draw:text-style-name="P147" svg:x1="284.74pt" svg:y1="474.46pt" svg:x2="284.4pt" svg:y2="495.21pt" draw:start-shape="id1" draw:start-glue-point="2" draw:end-shape="id22" draw:end-glue-point="0" svg:d="M10045 16738v366h-12v366" svg:viewBox="0 0 14 734"><text:p/></draw:connector></draw:g></text:p>
      <text:p text:style-name="P117">Conectores para tarjetas PCB</text:p>
      <text:p text:style-name="P118"><draw:frame draw:style-name="fr7" draw:name="Image7" text:anchor-type="paragraph" svg:x="27.3pt" svg:y="18.14pt" svg:width="199.36pt" svg:height="125.46pt" draw:z-index="39"><draw:image xlink:href="Pictures/100002010000012C000000FA1AB31323EA114296.png" xlink:type="simple" xlink:show="embed" xlink:actuate="onLoad"/></draw:frame></text:p>
      <text:p text:style-name="P118"><draw:frame draw:style-name="fr8" draw:name="Image8" text:anchor-type="paragraph" svg:x="260.05pt" svg:y="23.19pt" svg:width="206.45pt" svg:height="92.01pt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126.11pt" svg:y="11.91pt" svg:width="237.49pt" draw:z-index="37"><draw:text-box fo:min-height="221.84pt"><text:p text:style-name="P116"><draw:frame draw:style-name="fr4" draw:name="Image6" text:anchor-type="as-char" svg:width="237.49pt" style:rel-width="100%" svg:height="221.84pt" style:rel-height="scale" draw:z-index="38"><draw:image xlink:href="Pictures/10000000000002490000022366CD16EC9E087BFF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59"><draw:g text:anchor-type="paragraph" draw:z-index="35" draw:name="Shape1" draw:style-name="gr47"><draw:custom-shape draw:style-name="gr102" draw:text-style-name="P149" svg:width="393.02pt" svg:height="197.26pt" svg:x="-10.4pt" svg:y="166.34pt"><text:p/><draw:enhanced-geometry svg:viewBox="0 0 21600 21600" draw:type="rectangle" draw:enhanced-path="M 0 0 L 21600 0 21600 21600 0 21600 0 0 Z N"/></draw:custom-shape><draw:custom-shape draw:style-name="gr103" draw:text-style-name="P150" svg:width="122.97pt" svg:height="216.77pt" svg:x="400.59pt" svg:y="40.68pt"><text:p/><draw:enhanced-geometry svg:viewBox="0 0 21600 21600" draw:type="rectangle" draw:enhanced-path="M 0 0 L 21600 0 21600 21600 0 21600 0 0 Z N"/></draw:custom-shape><draw:custom-shape draw:style-name="gr104" draw:text-style-name="P151" svg:width="421.51pt" svg:height="119.28pt" svg:x="-41.16pt" svg:y="39.94pt"><text:p/><draw:enhanced-geometry svg:viewBox="0 0 21600 21600" draw:type="rectangle" draw:enhanced-path="M 0 0 L 21600 0 21600 21600 0 21600 0 0 Z N"/></draw:custom-shape><draw:custom-shape draw:style-name="gr105" draw:text-style-name="P152" xml:id="id24" draw:id="id24" svg:width="113.27pt" svg:height="72.03pt" svg:x="89.35pt" svg:y="71.49pt"><text:p text:style-name="P142"><text:span text:style-name="T56">Protección entrada</text:span></text:p><text:p text:style-name="P142"><text:span text:style-name="T59">Fusible</text:span></text:p><text:p text:style-name="P142"><text:span text:style-name="T59">Termistor NTC serie</text:span></text:p><text:p text:style-name="P142"><text:span text:style-name="T59">Varistor</text:span></text:p><text:p text:style-name="P142"><text:span text:style-name="T59">Capacitor</text:span></text:p><draw:enhanced-geometry svg:viewBox="0 0 21600 21600" draw:type="rectangle" draw:enhanced-path="M 0 0 L 21600 0 21600 21600 0 21600 0 0 Z N"/></draw:custom-shape><draw:custom-shape draw:style-name="gr106" draw:text-style-name="P152" xml:id="id25" draw:id="id25" svg:width="135.01pt" svg:height="72.03pt" svg:x="232.44pt" svg:y="71.49pt"><text:p text:style-name="P142"><text:span text:style-name="T56">Filtro EMI</text:span></text:p><text:p text:style-name="P142"><text:span text:style-name="T61">Modo común + diferencial</text:span></text:p><text:p text:style-name="P142"><text:span text:style-name="T59">Transformador EMI</text:span></text:p><text:p text:style-name="P142"><text:span text:style-name="T59">Capacitores</text:span></text:p><draw:enhanced-geometry svg:viewBox="0 0 21600 21600" draw:type="rectangle" draw:enhanced-path="M 0 0 L 21600 0 21600 21600 0 21600 0 0 Z N"/></draw:custom-shape><draw:custom-shape draw:style-name="gr107" draw:text-style-name="P152" xml:id="id26" draw:id="id26" svg:width="98.42pt" svg:height="72.03pt" svg:x="411.59pt" svg:y="71.49pt"><text:p text:style-name="P142"><text:span text:style-name="T56">Puente de diodos</text:span></text:p><text:p text:style-name="P142"><text:span text:style-name="T61">Conversion AC/DC</text:span></text:p><text:p text:style-name="P142"><text:span text:style-name="T62">Integrado</text:span></text:p><text:p text:style-name="P142"><text:span text:style-name="T62">Discreto (4 diodos)</text:span></text:p><draw:enhanced-geometry svg:viewBox="0 0 21600 21600" draw:type="rectangle" draw:enhanced-path="M 0 0 L 21600 0 21600 21600 0 21600 0 0 Z N"/></draw:custom-shape><draw:custom-shape draw:style-name="gr108" draw:text-style-name="P152" xml:id="id27" draw:id="id27" svg:width="108.03pt" svg:height="72.03pt" svg:x="407.48pt" svg:y="174.19pt"><text:p text:style-name="P142"><text:span text:style-name="T56">Filtrado 1</text:span></text:p><text:p text:style-name="P142"><text:span text:style-name="T62">Capacitor electrolitico,</text:span></text:p><text:p text:style-name="P142"><text:span text:style-name="T62">Ceramico.</text:span></text:p><text:p text:style-name="P142"><text:span text:style-name="T62">Filtro inductor</text:span></text:p><text:p text:style-name="P142"><text:span text:style-name="T62"/></text:p><draw:enhanced-geometry svg:viewBox="0 0 21600 21600" draw:type="rectangle" draw:enhanced-path="M 0 0 L 21600 0 21600 21600 0 21600 0 0 Z N"/></draw:custom-shape><draw:custom-shape draw:style-name="gr109" draw:text-style-name="P152" xml:id="id28" draw:id="id28" svg:width="103.58pt" svg:height="72.03pt" svg:x="271.25pt" svg:y="175.35pt"><text:p text:style-name="P142"><text:span text:style-name="T56">Convertidor DC / DC </text:span></text:p><text:p text:style-name="P142"><text:span text:style-name="T56">principal</text:span></text:p><text:p text:style-name="P142"><text:span text:style-name="T62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52" xml:id="id29" draw:id="id29" svg:width="108.03pt" svg:height="72.03pt" svg:x="138.95pt" svg:y="176.14pt"><text:p text:style-name="P142"><text:span text:style-name="T56">Filtrado 2</text:span></text:p><text:p text:style-name="P142"><text:span text:style-name="T62">Capacitor electrolítico,</text:span></text:p><text:p text:style-name="P142"><text:span text:style-name="T62">Cerámico</text:span></text:p><text:p text:style-name="P142"><text:span text:style-name="T62">Filtro inductor</text:span></text:p><text:p text:style-name="P142"><text:span text:style-name="T62"/></text:p><draw:enhanced-geometry svg:viewBox="0 0 21600 21600" draw:type="rectangle" draw:enhanced-path="M 0 0 L 21600 0 21600 21600 0 21600 0 0 Z N"/></draw:custom-shape><draw:frame draw:style-name="gr110" draw:text-style-name="P152" xml:id="id23" draw:id="id23" svg:width="90.71pt" svg:height="48.59pt" svg:x="-30.7pt" svg:y="84.95pt"><draw:text-box><text:p text:style-name="P142"><text:span text:style-name="T56">Alimentación AC principal</text:span></text:p><text:p text:style-name="P142"><text:span text:style-name="T63">120 V rms</text:span></text:p><text:p text:style-name="P142"><text:span text:style-name="T63">60 Hz – 400 Hz</text:span></text:p></draw:text-box></draw:frame><draw:custom-shape draw:style-name="gr111" draw:text-style-name="P152" xml:id="id30" draw:id="id30" svg:width="107.83pt" svg:height="72.03pt" svg:x="5.5pt" svg:y="176.2pt"><text:p text:style-name="P142"><text:span text:style-name="T56">Convertidor DC / DC </text:span></text:p><text:p text:style-name="P142"><text:span text:style-name="T56">alimentación interna</text:span></text:p><text:p text:style-name="P142"><text:span text:style-name="T62">Reductor (buck)</text:span></text:p><text:p text:style-name="P142"><text:span text:style-name="T62">&gt; +3.3 V, &gt; +5 V</text:span></text:p><draw:enhanced-geometry svg:viewBox="0 0 21600 21600" draw:type="rectangle" draw:enhanced-path="M 0 0 L 21600 0 21600 21600 0 21600 0 0 Z N"/></draw:custom-shape><draw:custom-shape draw:style-name="gr112" draw:text-style-name="P152" xml:id="id31" draw:id="id31" svg:width="111.37pt" svg:height="72.03pt" svg:x="136.8pt" svg:y="277.8pt"><text:p text:style-name="P142"><text:span text:style-name="T56">Convertidor DC / DC </text:span></text:p><text:p text:style-name="P142"><text:span text:style-name="T56">alimentación externa</text:span></text:p><text:p text:style-name="P142"><text:span text:style-name="T62">Reductor (buck)</text:span></text:p><text:p text:style-name="P142"><text:span text:style-name="T62">0 - +24 V DC</text:span></text:p><draw:enhanced-geometry svg:viewBox="0 0 21600 21600" draw:type="rectangle" draw:enhanced-path="M 0 0 L 21600 0 21600 21600 0 21600 0 0 Z N"/></draw:custom-shape><draw:connector draw:style-name="gr113" draw:text-style-name="P148" svg:x1="59.98pt" svg:y1="109.19pt" svg:x2="93.03pt" svg:y2="108.2pt" draw:start-shape="id23" draw:start-glue-point="1" svg:d="M2116 3852h834v-35h332" svg:viewBox="0 0 1168 37"><text:p/></draw:connector><draw:connector draw:style-name="gr113" draw:text-style-name="P148" svg:x1="202.59pt" svg:y1="107.49pt" svg:x2="232.44pt" svg:y2="107.49pt" draw:start-shape="id24" draw:start-glue-point="1" draw:end-shape="id25" draw:end-glue-point="3" svg:d="M7147 3792h1053" svg:viewBox="0 0 1055 2"><text:p/></draw:connector><draw:connector draw:style-name="gr113" draw:text-style-name="P148" svg:x1="367.46pt" svg:y1="107.49pt" svg:x2="411.59pt" svg:y2="107.49pt" draw:start-shape="id25" draw:start-glue-point="1" draw:end-shape="id26" draw:end-glue-point="3" svg:d="M12963 3792h1557" svg:viewBox="0 0 1559 2"><text:p/></draw:connector><draw:connector draw:style-name="gr113" draw:text-style-name="P148" svg:x1="460.8pt" svg:y1="143.49pt" svg:x2="461.51pt" svg:y2="174.19pt" draw:start-shape="id26" draw:start-glue-point="2" draw:end-shape="id27" draw:end-glue-point="0" svg:d="M16256 5062v542h25v541" svg:viewBox="0 0 26 1085"><text:p/></draw:connector><draw:connector draw:style-name="gr113" draw:text-style-name="P148" svg:x1="407.51pt" svg:y1="210.19pt" svg:x2="374.8pt" svg:y2="211.35pt" draw:start-shape="id27" draw:start-glue-point="3" draw:end-shape="id28" draw:end-glue-point="1" svg:d="M14376 7415h-577v41h-577" svg:viewBox="0 0 1155 42"><text:p/></draw:connector><draw:connector draw:style-name="gr113" draw:text-style-name="P148" svg:x1="138.95pt" svg:y1="212.14pt" svg:x2="113.3pt" svg:y2="212.2pt" draw:start-shape="id29" draw:start-glue-point="3" draw:end-shape="id30" draw:end-glue-point="1" svg:d="M4902 7484h-452v2h-453" svg:viewBox="0 0 907 4"><text:p/></draw:connector><draw:connector draw:style-name="gr113" draw:text-style-name="P148" svg:x1="192.95pt" svg:y1="248.14pt" svg:x2="192.44pt" svg:y2="277.8pt" draw:start-shape="id29" draw:start-glue-point="2" draw:end-shape="id31" draw:end-glue-point="0" svg:d="M6807 8754v524h-18v522" svg:viewBox="0 0 19 1048"><text:p/></draw:connector><draw:connector draw:style-name="gr113" draw:text-style-name="P148" svg:x1="271.25pt" svg:y1="211.35pt" svg:x2="246.95pt" svg:y2="212.14pt" draw:start-shape="id28" draw:start-glue-point="3" draw:end-shape="id29" draw:end-glue-point="1" svg:d="M9569 7456h-429v28h-428" svg:viewBox="0 0 859 30"><text:p/></draw:connector><draw:custom-shape draw:style-name="gr114" draw:text-style-name="P152" xml:id="id32" draw:id="id32" svg:width="90.62pt" svg:height="72.03pt" svg:x="15.08pt" svg:y="281.03pt"><text:p text:style-name="P142"><text:span text:style-name="T56">Reguladores LDO</text:span></text:p><text:p text:style-name="P142"><text:span text:style-name="T56">internos</text:span></text:p><text:p text:style-name="P142"><text:span text:style-name="T62">+3.3 V, +5 V</text:span></text:p><draw:enhanced-geometry svg:viewBox="0 0 21600 21600" draw:type="rectangle" draw:enhanced-path="M 0 0 L 21600 0 21600 21600 0 21600 0 0 Z N"/></draw:custom-shape><draw:connector draw:style-name="gr113" draw:text-style-name="P148" svg:x1="59.39pt" svg:y1="248.2pt" svg:x2="60.38pt" svg:y2="281.06pt" draw:start-shape="id30" draw:start-glue-point="2" draw:end-shape="id32" svg:d="M2095 8756v580h35v579" svg:viewBox="0 0 37 1161"><text:p/></draw:connector><draw:frame draw:style-name="gr115" draw:text-style-name="P153" svg:width="114.77pt" svg:height="29.48pt" svg:x="132.09pt" svg:y="42.18pt"><draw:text-box><text:p text:style-name="P139"><text:span text:style-name="T53">AC alto voltaje</text:span></text:p></draw:text-box></draw:frame><draw:frame draw:style-name="gr115" draw:text-style-name="P153" svg:width="90.03pt" svg:height="29.48pt" svg:x="417.49pt" svg:y="43pt"><draw:text-box><text:p text:style-name="P139"><text:span text:style-name="T53">DC alto voltaje</text:span></text:p></draw:text-box></draw:frame><draw:frame draw:style-name="gr115" draw:text-style-name="P153" svg:width="98.28pt" svg:height="29.48pt" svg:x="269.35pt" svg:y="265.38pt"><draw:text-box><text:p text:style-name="P139"><text:span text:style-name="T53">DC bajo voltaje</text:span></text:p></draw:text-box></draw:frame></draw:g>Esquema para fuente de alimentación</text:p>
      <text:p text:style-name="P5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4">MCU</text:p>
          </table:table-cell>
          <table:table-cell table:style-name="Table3.A1" office:value-type="string">
            <text:p text:style-name="P25">Descripción</text:p>
          </table:table-cell>
          <table:table-cell table:style-name="Table3.A1" office:value-type="string">
            <text:p text:style-name="P26">Flash (kB)</text:p>
          </table:table-cell>
          <table:table-cell table:style-name="Table3.A1" office:value-type="string">
            <text:p text:style-name="P26"><text:span text:style-name="T3">S</text:span>Ram (kB)</text:p>
          </table:table-cell>
          <table:table-cell table:style-name="Table3.A1" office:value-type="string">
            <text:p text:style-name="P26">Package</text:p>
          </table:table-cell>
          <table:table-cell table:style-name="Table3.A1" office:value-type="string">
            <text:p text:style-name="P27">USB</text:p>
          </table:table-cell>
          <table:table-cell table:style-name="Table3.A1" office:value-type="string">
            <text:p text:style-name="P27">Ethernet</text:p>
          </table:table-cell>
          <table:table-cell table:style-name="Table3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29">1024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TQFP-128</text:p>
          </table:table-cell>
          <table:table-cell table:style-name="Table3.A2" office:value-type="string">
            <text:p text:style-name="P29">D,H/D,OTG</text:p>
          </table:table-cell>
          <table:table-cell table:style-name="Table3.A2" office:value-type="string">
            <text:p text:style-name="P30">MAC+PHY</text:p>
          </table:table-cell>
          <table:table-cell table:style-name="Table3.H2" office:value-type="string">
            <text:p text:style-name="P29">120 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31">ARM Cortex-M3</text:p>
          </table:table-cell>
          <table:table-cell table:style-name="Table3.A2" office:value-type="string">
            <text:p text:style-name="P31">512</text:p>
          </table:table-cell>
          <table:table-cell table:style-name="Table3.A2" office:value-type="string">
            <text:p text:style-name="P31">64</text:p>
          </table:table-cell>
          <table:table-cell table:style-name="Table3.A2" office:value-type="string">
            <text:p text:style-name="P31">LQFP100</text:p>
          </table:table-cell>
          <table:table-cell table:style-name="Table3.A2" office:value-type="string">
            <text:p text:style-name="P31">D/H/OTG</text:p>
          </table:table-cell>
          <table:table-cell table:style-name="Table3.A2" office:value-type="string">
            <text:p text:style-name="P31">MAC</text:p>
          </table:table-cell>
          <table:table-cell table:style-name="Table3.H2" office:value-type="string">
            <text:p text:style-name="P32">100MHz</text:p>
          </table:table-cell>
        </table:table-row>
        <table:table-row>
          <table:table-cell table:style-name="Table3.A2" office:value-type="string">
            <text:p text:style-name="P4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31">Kinetis <text:span text:style-name="T3">KL26 Cortex-M0+</text:span></text:p>
          </table:table-cell>
          <table:table-cell table:style-name="Table3.A2" office:value-type="string">
            <text:p text:style-name="P32">256</text:p>
          </table:table-cell>
          <table:table-cell table:style-name="Table3.A2" office:value-type="string">
            <text:p text:style-name="P32">32</text:p>
          </table:table-cell>
          <table:table-cell table:style-name="Table3.A2" office:value-type="string">
            <text:p text:style-name="P32">LQFP-100</text:p>
          </table:table-cell>
          <table:table-cell table:style-name="Table3.A2" office:value-type="string">
            <text:p text:style-name="P32">FS</text:p>
          </table:table-cell>
          <table:table-cell table:style-name="Table3.A2" office:value-type="string">
            <text:p text:style-name="P33"/>
          </table:table-cell>
          <table:table-cell table:style-name="Table3.H2" office:value-type="string">
            <text:p text:style-name="P31">48 MHz</text:p>
          </table:table-cell>
        </table:table-row>
      </table:table>
      <text:p text:style-name="P10"/>
      <text:p text:style-name="P20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4">MCU</text:p>
          </table:table-cell>
          <table:table-cell table:style-name="Table5.A1" office:value-type="string">
            <text:p text:style-name="P25">Descripción</text:p>
          </table:table-cell>
          <table:table-cell table:style-name="Table5.A1" office:value-type="string">
            <text:p text:style-name="P26">Flash (kB)</text:p>
          </table:table-cell>
          <table:table-cell table:style-name="Table5.A1" office:value-type="string">
            <text:p text:style-name="P26"><text:span text:style-name="T3">S</text:span>Ram (kB)</text:p>
          </table:table-cell>
          <table:table-cell table:style-name="Table5.A1" office:value-type="string">
            <text:p text:style-name="P26">Package</text:p>
          </table:table-cell>
          <table:table-cell table:style-name="Table5.A1" office:value-type="string">
            <text:p text:style-name="P27">USB</text:p>
          </table:table-cell>
          <table:table-cell table:style-name="Table5.A1" office:value-type="string">
            <text:p text:style-name="P27">Ethernet</text:p>
          </table:table-cell>
          <table:table-cell table:style-name="Table5.H1" office:value-type="string">
            <text:p text:style-name="P26">Frec</text:p>
            <text:p text:style-name="P24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34">32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4">DIP40</text:p>
          </table:table-cell>
          <table:table-cell table:style-name="Table5.A2" office:value-type="string">
            <text:p text:style-name="P34">Si</text:p>
          </table:table-cell>
          <table:table-cell table:style-name="Table5.A2" office:value-type="string">
            <text:p text:style-name="P34">No</text:p>
          </table:table-cell>
          <table:table-cell table:style-name="Table5.H2" office:value-type="string">
            <text:p text:style-name="P34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53">Controlador</text:p>
          </table:table-cell>
          <table:table-cell table:style-name="Table4.A1" office:value-type="string">
            <text:p text:style-name="P48">Fabricante</text:p>
          </table:table-cell>
          <table:table-cell table:style-name="Table4.A1" office:value-type="string">
            <text:p text:style-name="P48">Ethernet</text:p>
          </table:table-cell>
          <table:table-cell table:style-name="Table4.A1" office:value-type="string">
            <text:p text:style-name="P48">Encapsulado</text:p>
          </table:table-cell>
          <table:table-cell table:style-name="Table4.A1" office:value-type="string">
            <text:p text:style-name="P48">On chip <text:span text:style-name="T8">eth buffer</text:span></text:p>
          </table:table-cell>
          <table:table-cell table:style-name="Table4.A1" office:value-type="string">
            <text:p text:style-name="P48">Interfaz</text:p>
          </table:table-cell>
          <table:table-cell table:style-name="Table4.G1" office:value-type="string">
            <text:p text:style-name="P48">Costo unitario ($)</text:p>
          </table:table-cell>
        </table:table-row>
        <table:table-row>
          <table:table-cell table:style-name="Table4.A2" office:value-type="string">
            <text:p text:style-name="P4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9">Microchip</text:p>
          </table:table-cell>
          <table:table-cell table:style-name="Table4.A2" office:value-type="string">
            <text:p text:style-name="P49">10 Base-T</text:p>
          </table:table-cell>
          <table:table-cell table:style-name="Table4.A2" office:value-type="string">
            <text:p text:style-name="P49">SPDIP-28</text:p>
            <text:p text:style-name="P49">SOIC-28</text:p>
          </table:table-cell>
          <table:table-cell table:style-name="Table4.A2" office:value-type="string">
            <text:p text:style-name="P49">8 kB</text:p>
          </table:table-cell>
          <table:table-cell table:style-name="Table4.A2" office:value-type="string">
            <text:p text:style-name="P49">SPI</text:p>
          </table:table-cell>
          <table:table-cell table:style-name="Table4.G2" office:value-type="string">
            <text:p text:style-name="P49">3,03</text:p>
            <text:p text:style-name="P49">2,88 <text:span text:style-name="T9">(Microchip)</text:span>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8">Microchip</text:p>
          </table:table-cell>
          <table:table-cell table:style-name="Table4.C3" office:value-type="string">
            <text:p text:style-name="P50">10/100 Base-T</text:p>
          </table:table-cell>
          <table:table-cell table:style-name="Table4.D3" office:value-type="string">
            <text:p text:style-name="P48">TQFP-44</text:p>
          </table:table-cell>
          <table:table-cell table:style-name="Table4.E3" office:value-type="string">
            <text:p text:style-name="P48">24 kB</text:p>
          </table:table-cell>
          <table:table-cell table:style-name="Table4.F3" office:value-type="string">
            <text:p text:style-name="P48">SPI</text:p>
          </table:table-cell>
          <table:table-cell table:style-name="Table4.G3" office:value-type="string">
            <text:p text:style-name="P48">3,58 (Microchip)</text:p>
          </table:table-cell>
        </table:table-row>
        <table:table-row>
          <table:table-cell table:style-name="Table4.A5" office:value-type="string">
            <text:p text:style-name="P4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8">Microchip</text:p>
          </table:table-cell>
          <table:table-cell table:style-name="Table4.C4" office:value-type="string">
            <text:p text:style-name="P48">10/100 Base-T</text:p>
          </table:table-cell>
          <table:table-cell table:style-name="Table4.D4" office:value-type="string">
            <text:p text:style-name="P48">TQFP-64</text:p>
          </table:table-cell>
          <table:table-cell table:style-name="Table4.E4" office:value-type="string">
            <text:p text:style-name="P48">24 kB</text:p>
          </table:table-cell>
          <table:table-cell table:style-name="Table4.F4" office:value-type="string">
            <text:p text:style-name="P50">SPI</text:p>
          </table:table-cell>
          <table:table-cell table:style-name="Table4.G4" office:value-type="string">
            <text:p text:style-name="P48">3,87 (Microchip)</text:p>
          </table:table-cell>
        </table:table-row>
        <table:table-row>
          <table:table-cell table:style-name="Table4.A5" office:value-type="string">
            <text:p text:style-name="P5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50">Microchip</text:p>
          </table:table-cell>
          <table:table-cell table:style-name="Table4.C5" office:value-type="string">
            <text:p text:style-name="P50">10/100/1000 Base-T</text:p>
          </table:table-cell>
          <table:table-cell table:style-name="Table4.D5" office:value-type="string">
            <text:p text:style-name="P50">TQFP-64</text:p>
          </table:table-cell>
          <table:table-cell table:style-name="Table4.E5" office:value-type="string">
            <text:p text:style-name="P50">8 kB</text:p>
          </table:table-cell>
          <table:table-cell table:style-name="Table4.F5" office:value-type="string">
            <text:p text:style-name="P52"/>
          </table:table-cell>
          <table:table-cell table:style-name="Table4.G5" office:value-type="string">
            <text:p text:style-name="P50">4,55 (Microchip)</text:p>
          </table:table-cell>
        </table:table-row>
        <table:table-row>
          <table:table-cell table:style-name="Table4.A6" office:value-type="string">
            <text:p text:style-name="P5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50">WIZnet</text:p>
          </table:table-cell>
          <table:table-cell table:style-name="Table4.A6" office:value-type="string">
            <text:p text:style-name="P50">10/100</text:p>
          </table:table-cell>
          <table:table-cell table:style-name="Table4.A6" office:value-type="string">
            <text:p text:style-name="P50">TQFP-48</text:p>
          </table:table-cell>
          <table:table-cell table:style-name="Table4.A6" office:value-type="string">
            <text:p text:style-name="P50">32 kB</text:p>
          </table:table-cell>
          <table:table-cell table:style-name="Table4.A6" office:value-type="string">
            <text:p text:style-name="P50">SPI</text:p>
          </table:table-cell>
          <table:table-cell table:style-name="Table4.G6" office:value-type="string">
            <text:p text:style-name="P49"/>
          </table:table-cell>
        </table:table-row>
        <table:table-row>
          <table:table-cell table:style-name="Table4.A7" office:value-type="string">
            <text:p text:style-name="P5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51">Silicon Labs</text:p>
          </table:table-cell>
          <table:table-cell table:style-name="Table4.A7" office:value-type="string">
            <text:p text:style-name="P51">10/100/1000 Base-T</text:p>
          </table:table-cell>
          <table:table-cell table:style-name="Table4.A7" office:value-type="string">
            <text:p text:style-name="P51">TQFP-48</text:p>
          </table:table-cell>
          <table:table-cell table:style-name="Table4.A7" office:value-type="string">
            <text:p text:style-name="P50"/>
          </table:table-cell>
          <table:table-cell table:style-name="Table4.A7" office:value-type="string">
            <text:p text:style-name="P51">SPI</text:p>
          </table:table-cell>
          <table:table-cell table:style-name="Table4.G7" office:value-type="string">
            <text:p text:style-name="P49"/>
          </table:table-cell>
        </table:table-row>
      </table:table>
      <text:p text:style-name="P1"/>
      <text:p text:style-name="P12"><text:span text:style-name="T10">Drivers para bus </text:span>GPIB </text:p>
      <text:p text:style-name="P17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SN75ALS162, SN75160B</text:p>
          </table:table-cell>
          <table:table-cell table:style-name="Table1.B1" office:value-type="string">
            <text:p text:style-name="P108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05">SN74LVC245A</text:p>
          </table:table-cell>
          <table:table-cell table:style-name="Table1.B2" office:value-type="string">
            <text:p text:style-name="P109">Octal Bus Transceiver With 3-State Outputs </text:p>
          </table:table-cell>
        </table:table-row>
        <table:table-row>
          <table:table-cell table:style-name="Table1.A2" office:value-type="string">
            <text:p text:style-name="P106">SN74ALS641A, SN74ALS642A, SN74AS641</text:p>
          </table:table-cell>
          <table:table-cell table:style-name="Table1.B2" office:value-type="string">
            <text:p text:style-name="P110">Octal bus transceiver with open collector </text:p>
          </table:table-cell>
        </table:table-row>
      </table:table>
      <text:p text:style-name="P17"/>
      <text:section text:style-name="Sect1" text:name="Section1">
        <text:p text:style-name="P101">74245 <text:tab/>octal bus transceiver with noninverted three-state outputs</text:p>
        <text:p text:style-name="P102">74544 <text:tab/>non-inverting octal registered transceiver with three-state outputs</text:p>
        <text:p text:style-name="P102">74580 <text:tab/>octal transceiver/latch with inverting three-state outputs</text:p>
        <text:p text:style-name="P102">74620 <text:tab/>octal bus transceiver, inverting, three-state outputs<text:span text:style-name="T11">g</text:span></text:p>
        <text:p text:style-name="P103">74621 <text:tab/>octal bus transceiver, noninverting, open collector outputs</text:p>
        <text:p text:style-name="P103">74622 <text:tab/>octal bus transceiver, inverting, open collector outputs</text:p>
        <text:p text:style-name="P103">74623 <text:tab/>octal bus transceiver, noninverting, three-state outputs</text:p>
        <text:p text:style-name="P104">74638 <text:tab/>octal bus transceiver with inverting three-state outputs</text:p>
        <text:p text:style-name="P104">74639 <text:tab/>octal bus transceiver with noninverting three-state outputs</text:p>
        <text:p text:style-name="P104">74640 <text:tab/>octal bus transceiver with inverting three-state outputs</text:p>
        <text:p text:style-name="P104">74641 <text:tab/>octal bus transceiver with noninverting open collector outputs</text:p>
        <text:p text:style-name="P104">74642 <text:tab/>octal bus transceiver with inverting open collector outputs</text:p>
        <text:p text:style-name="P104">74643 <text:tab/>octal bus transceiver with mix of inverting and noninverting three-state outputs</text:p>
        <text:p text:style-name="P104">74644 <text:tab/>octal bus transceiver with mix of inverting and noninverting open collector outputs</text:p>
        <text:p text:style-name="P104">74645 <text:tab/>octal bus transceiver</text:p>
        <text:p text:style-name="P104">74646 <text:tab/>octal bus transceiver/latch/multiplexer with noninverting three-state outputs</text:p>
        <text:p text:style-name="P104">74647 <text:tab/>octal bus transceiver/latch/multiplexer with noninverting open collector outputs</text:p>
        <text:p text:style-name="P104"><text:soft-page-break/>74648 <text:tab/>octal bus transceiver/latch/multiplexer with inverting three-state outputs</text:p>
        <text:p text:style-name="P104">74649 <text:tab/>octal bus transceiver/latch/multiplexer with inverting open collector outputs</text:p>
        <text:p text:style-name="P104">74651 <text:tab/>octal bus transceiver/register with inverting three-state outputs</text:p>
        <text:p text:style-name="P104">74652 <text:tab/>octal bus transceiver/register with noninverting three-state outputs</text:p>
        <text:p text:style-name="P104">74653 <text:tab/>octal bus transceiver/register with inverting three-state and open collector outputs</text:p>
        <text:p text:style-name="P104">74654 <text:tab/>octal bus transceiver/register with noninverting three-state and open collector outputs</text:p>
      </text:section>
      <text:p text:style-name="P65"/>
      <text:p text:style-name="P65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2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42">Disp</text:p>
          </table:table-cell>
        </table:table-row>
        <table:table-row>
          <table:table-cell table:style-name="Table9.A2" office:value-type="string">
            <text:p text:style-name="P113">LM2585</text:p>
          </table:table-cell>
          <table:table-cell table:style-name="Table9.A2" office:value-type="string">
            <text:p text:style-name="P21">Regulador de la serie Simple Switcher</text:p>
            <text:p text:style-name="P22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LM2575</text:p>
          </table:table-cell>
          <table:table-cell table:style-name="Table9.A2" office:value-type="string">
            <text:p text:style-name="P21">Regulador de la serie Simple Switcher</text:p>
            <text:p text:style-name="P21">Texas Instruments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MAX17504</text:p>
          </table:table-cell>
          <table:table-cell table:style-name="Table9.A2" office:value-type="string">
            <text:p text:style-name="P21">Regulador conmutado (buck)</text:p>
            <text:p text:style-name="P23">Maxim Semiconductor</text:p>
          </table:table-cell>
          <table:table-cell table:style-name="Table9.C2" office:value-type="string">
            <text:p text:style-name="P54">Si</text:p>
          </table:table-cell>
        </table:table-row>
        <table:table-row>
          <table:table-cell table:style-name="Table9.A2" office:value-type="string">
            <text:p text:style-name="P114">SP34063A</text:p>
          </table:table-cell>
          <table:table-cell table:style-name="Table9.A2" office:value-type="string">
            <text:p text:style-name="P115">Regulador conmutado (buck)</text:p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77"><text:span text:style-name="T19">SP6134</text:span><text:span text:style-name="T20">H</text:span></text:p>
          </table:table-cell>
          <table:table-cell table:style-name="Table9.A2" office:value-type="string">
            <text:p text:style-name="P78"><text:span text:style-name="T22">Exar </text:span><text:span text:style-name="T21">Semiconductor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2">MC34717 </text:p>
          </table:table-cell>
          <table:table-cell table:style-name="Table9.A2" office:value-type="string">
            <text:p text:style-name="P84">Regulador conmutado + LDO</text:p>
            <text:p text:style-name="P80"><text:span text:style-name="T23">Freescale </text:span><text:span text:style-name="T24">(NXP)</text:span></text:p>
          </table:table-cell>
          <table:table-cell table:style-name="Table9.C2" office:value-type="string">
            <text:p text:style-name="P54">Si</text:p>
          </table:table-cell>
        </table:table-row>
        <table:table-row table:style-name="Table9.6">
          <table:table-cell table:style-name="Table9.A2" office:value-type="string">
            <text:p text:style-name="P83">XR76203/5/8</text:p>
          </table:table-cell>
          <table:table-cell table:style-name="Table9.A2" office:value-type="string">
            <text:p text:style-name="P79"><text:span text:style-name="T19">Seri</text:span><text:span text:style-name="T20">e</text:span><text:span text:style-name="T19"> Power Box de Exar</text:span></text:p>
            <text:p text:style-name="P79"/>
          </table:table-cell>
          <table:table-cell table:style-name="Table9.C2" office:value-type="string">
            <text:p text:style-name="P54">Si</text:p>
          </table:table-cell>
        </table:table-row>
      </table:table>
      <text:p text:style-name="P66"/>
      <text:p text:style-name="P81">Protección ESD puerto USB</text:p>
      <text:p text:style-name="P76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0">SN</text:p>
          </table:table-cell>
          <table:table-cell table:style-name="Table7.A1" office:value-type="string">
            <text:p text:style-name="P94">Descripción</text:p>
          </table:table-cell>
          <table:table-cell table:style-name="Table7.C1" office:value-type="string">
            <text:p text:style-name="P95">Disp</text:p>
          </table:table-cell>
        </table:table-row>
        <table:table-row>
          <table:table-cell table:style-name="Table7.A2" office:value-type="string">
            <text:p text:style-name="P68">SP0503BAHT</text:p>
          </table:table-cell>
          <table:table-cell table:style-name="Table7.A2" office:value-type="string">
            <text:p text:style-name="P69">SP0503BAHT, TVS Littelfuse p/n</text:p>
          </table:table-cell>
          <table:table-cell table:style-name="Table7.C2" office:value-type="string">
            <text:p text:style-name="P92">Si</text:p>
          </table:table-cell>
        </table:table-row>
      </table:table>
      <text:p text:style-name="P64"/>
      <text:p text:style-name="P67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44">Valor (Ohm)</text:p>
          </table:table-cell>
          <table:table-cell table:style-name="Table10.A1" office:value-type="string">
            <text:p text:style-name="P44">Tol (%)</text:p>
          </table:table-cell>
          <table:table-cell table:style-name="Table10.A1" office:value-type="string">
            <text:p text:style-name="P44">Empaque</text:p>
          </table:table-cell>
          <table:table-cell table:style-name="Table10.D1" office:value-type="string">
            <text:p text:style-name="P44">Cant</text:p>
          </table:table-cell>
        </table:table-row>
        <table:table-row>
          <table:table-cell table:style-name="Table10.A2" office:value-type="string">
            <text:p text:style-name="P46">4.7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20</text:p>
          </table:table-cell>
        </table:table-row>
        <table:table-row>
          <table:table-cell table:style-name="Table10.A2" office:value-type="string">
            <text:p text:style-name="P46">10k</text:p>
          </table:table-cell>
          <table:table-cell table:style-name="Table10.A2" office:value-type="string">
            <text:p text:style-name="P46">5</text:p>
          </table:table-cell>
          <table:table-cell table:style-name="Table10.A2" office:value-type="string">
            <text:p text:style-name="P46">1208</text:p>
          </table:table-cell>
          <table:table-cell table:style-name="Table10.D2" office:value-type="string">
            <text:p text:style-name="P46">50</text:p>
          </table:table-cell>
        </table:table-row>
      </table:table>
      <text:p text:style-name="P67"/>
      <text:p text:style-name="P67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3">Valor (F)</text:p>
          </table:table-cell>
          <table:table-cell table:style-name="Table11.A1" office:value-type="string">
            <text:p text:style-name="P43">Tol (%)</text:p>
          </table:table-cell>
          <table:table-cell table:style-name="Table11.A1" office:value-type="string">
            <text:p text:style-name="P43">Empaque</text:p>
          </table:table-cell>
          <table:table-cell table:style-name="Table11.D1" office:value-type="string">
            <text:p text:style-name="P43">Cant</text:p>
          </table:table-cell>
        </table:table-row>
        <table:table-row>
          <table:table-cell table:style-name="Table11.A2" office:value-type="string">
            <text:p text:style-name="P45">100n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10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50</text:p>
          </table:table-cell>
        </table:table-row>
        <table:table-row>
          <table:table-cell table:style-name="Table11.A2" office:value-type="string">
            <text:p text:style-name="P45">4.7u</text:p>
          </table:table-cell>
          <table:table-cell table:style-name="Table11.A2" office:value-type="string">
            <text:p text:style-name="P45">10</text:p>
          </table:table-cell>
          <table:table-cell table:style-name="Table11.A2" office:value-type="string">
            <text:p text:style-name="P45">1208</text:p>
          </table:table-cell>
          <table:table-cell table:style-name="Table11.D2" office:value-type="string">
            <text:p text:style-name="P45">20</text:p>
          </table:table-cell>
        </table:table-row>
      </table:table>
      <text:p text:style-name="P67"/>
      <text:p text:style-name="P61">Piezas mecánicas</text:p>
      <text:p text:style-name="P73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SN</text:p>
          </table:table-cell>
          <table:table-cell table:style-name="Table2.A1" office:value-type="string">
            <text:p text:style-name="P28">Descripción</text:p>
          </table:table-cell>
          <table:table-cell table:style-name="Table2.C1" office:value-type="string">
            <text:p text:style-name="P41">Cant</text:p>
          </table:table-cell>
        </table:table-row>
        <table:table-row>
          <table:table-cell table:style-name="Table2.A2" office:value-type="string">
            <text:p text:style-name="P35">553598-1</text:p>
          </table:table-cell>
          <table:table-cell table:style-name="Table2.A2" office:value-type="string">
            <text:p text:style-name="P35">24 PIN CHAMP LATCH PLUG-SCREW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5554349-1</text:p>
          </table:table-cell>
          <table:table-cell table:style-name="Table2.A2" office:value-type="string">
            <text:p text:style-name="P37">CONN CHAMP 24 POS RECEPTACLE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>
          <table:table-cell table:style-name="Table2.A2" office:value-type="string">
            <text:p text:style-name="P35">2-552076-1</text:p>
          </table:table-cell>
          <table:table-cell table:style-name="Table2.A2" office:value-type="string">
            <text:p text:style-name="P35">KIT, COVER, 180 DEG, 24 POS </text:p>
            <text:p text:style-name="P37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53811-2</text:p>
          </table:table-cell>
          <table:table-cell table:style-name="Table2.A2" office:value-type="string">
            <text:p text:style-name="P71">CONN RCPT 24POS R/A REV PCB </text:p>
            <text:p text:style-name="P71">TE Connectivity</text:p>
          </table:table-cell>
          <table:table-cell table:style-name="Table2.C2" office:value-type="string">
            <text:p text:style-name="P36">4</text:p>
          </table:table-cell>
        </table:table-row>
        <table:table-row table:style-name="Table2.5">
          <table:table-cell table:style-name="Table2.A2" office:value-type="string">
            <text:p text:style-name="P71">552283-1</text:p>
          </table:table-cell>
          <table:table-cell table:style-name="Table2.A2" office:value-type="string">
            <text:p text:style-name="P71">ASSY, PLUG, 24 POS, B SLOT </text:p>
            <text:p text:style-name="P71"><text:soft-page-break/>TE Connectivity<text:tab/></text:p>
          </table:table-cell>
          <table:table-cell table:style-name="Table2.C2" office:value-type="string">
            <text:p text:style-name="P36">4</text:p>
          </table:table-cell>
        </table:table-row>
      </table:table>
      <text:p text:style-name="P73"/>
      <text:p text:style-name="P74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8">SN</text:p>
          </table:table-cell>
          <table:table-cell table:style-name="Table6.A1" office:value-type="string">
            <text:p text:style-name="P28">Descripción</text:p>
          </table:table-cell>
          <table:table-cell table:style-name="Table6.C1" office:value-type="string">
            <text:p text:style-name="P41">Cant</text:p>
          </table:table-cell>
        </table:table-row>
        <table:table-row>
          <table:table-cell table:style-name="Table6.A2" office:value-type="string">
            <text:p text:style-name="P70">1-2301994-1 </text:p>
          </table:table-cell>
          <table:table-cell table:style-name="Table6.A2" office:value-type="string">
            <text:p text:style-name="P71">RJ45 JACK INT.MAG. 1GB LED 1X1</text:p>
            <text:p text:style-name="P72">TE Connectivity (llega en mayo)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70">2301994-3 </text:p>
          </table:table-cell>
          <table:table-cell table:style-name="Table6.A2" office:value-type="string">
            <text:p text:style-name="P71">RJ45 JACK INT.MAG. 10/100 1X1 IN</text:p>
            <text:p text:style-name="P71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8">4</text:p>
          </table:table-cell>
        </table:table-row>
        <table:table-row>
          <table:table-cell table:style-name="Table6.A2" office:value-type="string">
            <text:p text:style-name="P96">J1012F21CNL</text:p>
          </table:table-cell>
          <table:table-cell table:style-name="Table6.A2" office:value-type="string">
            <text:p text:style-name="P37">CONN MAGJACK 1PORT 100 BASE-TX</text:p>
            <text:p text:style-name="P39">Pulse <text:span text:style-name="T17">Electronics</text:span>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XD6-0002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7">JP011821UNL</text:p>
          </table:table-cell>
          <table:table-cell table:style-name="Table6.A2" office:value-type="string">
            <text:p text:style-name="P87">CONN MAGJACK 1PORT 100 BASE-TX</text:p>
            <text:p text:style-name="P88">Pulse Electronics</text:p>
          </table:table-cell>
          <table:table-cell table:style-name="Table6.C2" office:value-type="string">
            <text:p text:style-name="P40">2</text:p>
          </table:table-cell>
        </table:table-row>
        <table:table-row table:style-name="Table6.5">
          <table:table-cell table:style-name="Table6.A2" office:value-type="string">
            <text:p text:style-name="P96">JXK0-0190NL</text:p>
          </table:table-cell>
          <table:table-cell table:style-name="Table6.A2" office:value-type="string">
            <text:p text:style-name="P87">CONN MAGJACK 1PORT 1000 BASE-T</text:p>
            <text:p text:style-name="P88">Pulse Eletronics</text:p>
          </table:table-cell>
          <table:table-cell table:style-name="Table6.C2" office:value-type="string">
            <text:p text:style-name="P40">2</text:p>
          </table:table-cell>
        </table:table-row>
      </table:table>
      <text:p text:style-name="P74"/>
      <text:p text:style-name="P75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9">SN</text:p>
          </table:table-cell>
          <table:table-cell table:style-name="Table8.A1" office:value-type="string">
            <text:p text:style-name="P93">Descripción</text:p>
          </table:table-cell>
          <table:table-cell table:style-name="Table8.C1" office:value-type="string">
            <text:p text:style-name="P93">Cant</text:p>
          </table:table-cell>
        </table:table-row>
        <table:table-row>
          <table:table-cell table:style-name="Table8.A2" office:value-type="string">
            <text:p text:style-name="P98">PA2653NL</text:p>
          </table:table-cell>
          <table:table-cell table:style-name="Table8.A2" office:value-type="string">
            <text:p text:style-name="P89">XFMR,CM-FLYBACK,20W,REINFO NPB</text:p>
            <text:p text:style-name="P90">Pulse El<text:span text:style-name="T32">e</text:span>ctronics</text:p>
          </table:table-cell>
          <table:table-cell table:style-name="Table8.C2" office:value-type="string">
            <text:p text:style-name="P91">2</text:p>
          </table:table-cell>
        </table:table-row>
        <table:table-row>
          <table:table-cell table:style-name="Table8.A2" office:value-type="string">
            <text:p text:style-name="P55">PA3965.002NL</text:p>
          </table:table-cell>
          <table:table-cell table:style-name="Table8.A2" office:value-type="string">
            <text:p text:style-name="P89">XFRMR FLYBACK7W</text:p>
            <text:p text:style-name="P90">Pulse Electronics</text:p>
          </table:table-cell>
          <table:table-cell table:style-name="Table8.C2" office:value-type="string">
            <text:p text:style-name="P91">2</text:p>
          </table:table-cell>
        </table:table-row>
      </table:table>
      <text:p text:style-name="P63"/>
      <text:p text:style-name="P85"/>
      <text:p text:style-name="P62"/>
      <text:p text:style-name="P86">Diagrama de bloques controlador Ethernet externo</text:p>
      <text:p text:style-name="P18"><draw:frame draw:style-name="fr5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5"/>
      <text:p text:style-name="P13">Controlador CP2200</text:p>
      <text:p text:style-name="P16">Silicon Laboratories</text:p>
      <text:p text:style-name="P19"><draw:frame draw:style-name="fr6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0" draw:display-name="Dashed (var) 20" draw:style="rect" draw:dots1="1" draw:dots1-length="0.31pt" draw:dots2="1" draw:dots2-length="0.31pt" draw:distance="0.31pt"/>
    <draw:stroke-dash draw:name="Dashed_20__28_var_29__20_21" draw:display-name="Dashed (var) 21" draw:style="rect" draw:dots1="1" draw:dots1-length="0.31pt" draw:dots2="1" draw:dots2-length="0.31pt" draw:distance="0.31pt"/>
    <draw:stroke-dash draw:name="Dashed_20__28_var_29__20_22" draw:display-name="Dashed (var) 22" draw:style="rect" draw:dots1="1" draw:dots1-length="0.31pt" draw:dots2="1" draw:dots2-length="0.31pt" draw:distance="0.31pt"/>
    <draw:stroke-dash draw:name="Dashed_20__28_var_29__20_23" draw:display-name="Dashed (var) 23" draw:style="rect" draw:dots1="1" draw:dots1-length="0.31pt" draw:dots2="1" draw:dots2-length="0.31pt" draw:distance="0.31pt"/>
    <draw:stroke-dash draw:name="Dashed_20__28_var_29__20_24" draw:display-name="Dashed (var) 24" draw:style="rect" draw:dots1="1" draw:dots1-length="0.31pt" draw:dots2="1" draw:dots2-length="0.31pt" draw:distance="0.31pt"/>
    <draw:stroke-dash draw:name="Dashed_20__28_var_29__20_25" draw:display-name="Dashed (var) 25" draw:style="rect" draw:dots1="1" draw:dots1-length="0.31pt" draw:dots2="1" draw:dots2-length="0.31pt" draw:distance="0.31pt"/>
    <draw:stroke-dash draw:name="Dashed_20__28_var_29__20_26" draw:display-name="Dashed (var) 26" draw:style="rect" draw:dots1="1" draw:dots1-length="0.31pt" draw:dots2="1" draw:dots2-length="0.31pt" draw:distance="0.31pt"/>
    <draw:stroke-dash draw:name="Dashed_20__28_var_29__20_27" draw:display-name="Dashed (var) 27" draw:style="rect" draw:dots1="1" draw:dots1-length="0.31pt" draw:dots2="1" draw:dots2-length="0.31pt" draw:distance="0.31pt"/>
    <draw:stroke-dash draw:name="Dashed_20__28_var_29__20_28" draw:display-name="Dashed (var) 28" draw:style="rect" draw:dots1="1" draw:dots1-length="0.31pt" draw:dots2="1" draw:dots2-length="0.31pt" draw:distance="0.31pt"/>
    <draw:stroke-dash draw:name="Dashed_20__28_var_29__20_29" draw:display-name="Dashed (var) 29" draw:style="rect" draw:dots1="1" draw:dots1-length="0.31pt" draw:dots2="1" draw:dots2-length="0.31pt" draw:distance="0.31pt"/>
    <draw:stroke-dash draw:name="Dashed_20__28_var_29__20_30" draw:display-name="Dashed (var) 30" draw:style="rect" draw:dots1="1" draw:dots1-length="0.31pt" draw:dots2="1" draw:dots2-length="0.31pt" draw:distance="0.31pt"/>
    <draw:stroke-dash draw:name="Dashed_20__28_var_29__20_31" draw:display-name="Dashed (var) 31" draw:style="rect" draw:dots1="1" draw:dots1-length="0.31pt" draw:dots2="1" draw:dots2-length="0.31pt" draw:distance="0.31pt"/>
    <draw:stroke-dash draw:name="Dashed_20__28_var_29__20_32" draw:display-name="Dashed (var) 32" draw:style="rect" draw:dots1="1" draw:dots1-length="0.31pt" draw:dots2="1" draw:dots2-length="0.31pt" draw:distance="0.31pt"/>
    <draw:stroke-dash draw:name="Dashed_20__28_var_29__20_33" draw:display-name="Dashed (var) 33" draw:style="rect" draw:dots1="1" draw:dots1-length="0.31pt" draw:dots2="1" draw:dots2-length="0.31pt" draw:distance="0.31pt"/>
    <draw:stroke-dash draw:name="Dashed_20__28_var_29__20_34" draw:display-name="Dashed (var) 34" draw:style="rect" draw:dots1="1" draw:dots1-length="0.31pt" draw:dots2="1" draw:dots2-length="0.31pt" draw:distance="0.31pt"/>
    <draw:stroke-dash draw:name="Dashed_20__28_var_29__20_35" draw:display-name="Dashed (var) 35" draw:style="rect" draw:dots1="1" draw:dots1-length="0.31pt" draw:dots2="1" draw:dots2-length="0.31pt" draw:distance="0.31pt"/>
    <draw:stroke-dash draw:name="Dashed_20__28_var_29__20_36" draw:display-name="Dashed (var) 36" draw:style="rect" draw:dots1="1" draw:dots1-length="0.31pt" draw:dots2="1" draw:dots2-length="0.31pt" draw:distance="0.31pt"/>
    <draw:stroke-dash draw:name="Dashed_20__28_var_29__20_37" draw:display-name="Dashed (var) 37" draw:style="rect" draw:dots1="1" draw:dots1-length="0.31pt" draw:dots2="1" draw:dots2-length="0.31pt" draw:distance="0.31pt"/>
    <draw:stroke-dash draw:name="Dashed_20__28_var_29__20_38" draw:display-name="Dashed (var) 38" draw:style="rect" draw:dots1="1" draw:dots1-length="0.31pt" draw:dots2="1" draw:dots2-length="0.31pt" draw:distance="0.31pt"/>
    <draw:stroke-dash draw:name="Dashed_20__28_var_29__20_39" draw:display-name="Dashed (var) 39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40" draw:display-name="Dashed (var) 40" draw:style="rect" draw:dots1="1" draw:dots1-length="0.31pt" draw:dots2="1" draw:dots2-length="0.31pt" draw:distance="0.31pt"/>
    <draw:stroke-dash draw:name="Dashed_20__28_var_29__20_41" draw:display-name="Dashed (var) 41" draw:style="rect" draw:dots1="1" draw:dots1-length="0.31pt" draw:dots2="1" draw:dots2-length="0.31pt" draw:distance="0.31pt"/>
    <draw:stroke-dash draw:name="Dashed_20__28_var_29__20_42" draw:display-name="Dashed (var) 42" draw:style="rect" draw:dots1="1" draw:dots1-length="0.31pt" draw:dots2="1" draw:dots2-length="0.31pt" draw:distance="0.31pt"/>
    <draw:stroke-dash draw:name="Dashed_20__28_var_29__20_43" draw:display-name="Dashed (var) 43" draw:style="rect" draw:dots1="1" draw:dots1-length="0.31pt" draw:dots2="1" draw:dots2-length="0.31pt" draw:distance="0.31pt"/>
    <draw:stroke-dash draw:name="Dashed_20__28_var_29__20_44" draw:display-name="Dashed (var) 44" draw:style="rect" draw:dots1="1" draw:dots1-length="0.31pt" draw:dots2="1" draw:dots2-length="0.31pt" draw:distance="0.31pt"/>
    <draw:stroke-dash draw:name="Dashed_20__28_var_29__20_45" draw:display-name="Dashed (var) 45" draw:style="rect" draw:dots1="1" draw:dots1-length="0.31pt" draw:dots2="1" draw:dots2-length="0.31pt" draw:distance="0.31pt"/>
    <draw:stroke-dash draw:name="Dashed_20__28_var_29__20_46" draw:display-name="Dashed (var) 46" draw:style="rect" draw:dots1="1" draw:dots1-length="0.31pt" draw:dots2="1" draw:dots2-length="0.31pt" draw:distance="0.31pt"/>
    <draw:stroke-dash draw:name="Dashed_20__28_var_29__20_47" draw:display-name="Dashed (var) 47" draw:style="rect" draw:dots1="1" draw:dots1-length="0.31pt" draw:dots2="1" draw:dots2-length="0.31pt" draw:distance="0.31pt"/>
    <draw:stroke-dash draw:name="Dashed_20__28_var_29__20_48" draw:display-name="Dashed (var) 48" draw:style="rect" draw:dots1="1" draw:dots1-length="0.31pt" draw:dots2="1" draw:dots2-length="0.31pt" draw:distance="0.31pt"/>
    <draw:stroke-dash draw:name="Dashed_20__28_var_29__20_49" draw:display-name="Dashed (var) 49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50" draw:display-name="Dashed (var) 50" draw:style="rect" draw:dots1="1" draw:dots1-length="0.31pt" draw:dots2="1" draw:dots2-length="0.31pt" draw:distance="0.31pt"/>
    <draw:stroke-dash draw:name="Dashed_20__28_var_29__20_51" draw:display-name="Dashed (var) 51" draw:style="rect" draw:dots1="1" draw:dots1-length="0.31pt" draw:dots2="1" draw:dots2-length="0.31pt" draw:distance="0.31pt"/>
    <draw:stroke-dash draw:name="Dashed_20__28_var_29__20_52" draw:display-name="Dashed (var) 52" draw:style="rect" draw:dots1="1" draw:dots1-length="0.31pt" draw:dots2="1" draw:dots2-length="0.31pt" draw:distance="0.31pt"/>
    <draw:stroke-dash draw:name="Dashed_20__28_var_29__20_53" draw:display-name="Dashed (var) 53" draw:style="rect" draw:dots1="1" draw:dots1-length="0.31pt" draw:dots2="1" draw:dots2-length="0.31pt" draw:distance="0.31pt"/>
    <draw:stroke-dash draw:name="Dashed_20__28_var_29__20_54" draw:display-name="Dashed (var) 54" draw:style="rect" draw:dots1="1" draw:dots1-length="0.31pt" draw:dots2="1" draw:dots2-length="0.31pt" draw:distance="0.31pt"/>
    <draw:stroke-dash draw:name="Dashed_20__28_var_29__20_55" draw:display-name="Dashed (var) 55" draw:style="rect" draw:dots1="1" draw:dots1-length="0.31pt" draw:dots2="1" draw:dots2-length="0.31pt" draw:distance="0.31pt"/>
    <draw:stroke-dash draw:name="Dashed_20__28_var_29__20_56" draw:display-name="Dashed (var) 56" draw:style="rect" draw:dots1="1" draw:dots1-length="0.31pt" draw:dots2="1" draw:dots2-length="0.31pt" draw:distance="0.31pt"/>
    <draw:stroke-dash draw:name="Dashed_20__28_var_29__20_57" draw:display-name="Dashed (var) 57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6-16T09:51:57.907430968</dc:date>
    <meta:editing-duration>PT11H54M31S</meta:editing-duration>
    <meta:editing-cycles>39</meta:editing-cycles>
    <meta:generator>LibreOffice/5.3.1.2$Linux_x86 LibreOffice_project/e80a0e0fd1875e1696614d24c32df0f95f03deb2</meta:generator>
    <meta:document-statistic meta:table-count="11" meta:image-count="8" meta:object-count="0" meta:page-count="9" meta:paragraph-count="278" meta:word-count="695" meta:character-count="4803" meta:non-whitespace-character-count="4346"/>
  </office:meta>
</office:document-meta>
</file>